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0000" fo:border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8"/>
        <table:table-column table:style-name="co4" table:default-cell-style-name="Default"/>
        <table:table-column table:style-name="co5" table:default-cell-style-name="Default"/>
        <table:table-column table:style-name="co2" table:default-cell-style-name="ce9"/>
        <table:table-column table:style-name="co6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9"/>
        <table:table-column table:style-name="co7" table:default-cell-style-name="Default"/>
        <table:table-column table:style-name="co2" table:number-columns-repeated="1012" table:default-cell-style-name="Default"/>
        <table:table-row table:style-name="ro1">
          <table:table-cell office:value-type="string" calcext:value-type="string">
            <text:p>Contract deployment cost (gas)</text:p>
          </table:table-cell>
          <table:table-cell office:value-type="float" office:value="3164385" calcext:value-type="float">
            <text:p>316438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ocktime (s)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onstraint System</text:p>
          </table:table-cell>
          <table:table-cell office:value-type="string" calcext:value-type="string">
            <text:p>CS Size (B)</text:p>
          </table:table-cell>
          <table:table-cell office:value-type="string" calcext:value-type="string">
            <text:p>CS variables / constraints</text:p>
          </table:table-cell>
          <table:table-cell table:style-name="Default" office:value-type="string" calcext:value-type="string">
            <text:p>User #</text:p>
          </table:table-cell>
          <table:table-cell office:value-type="string" calcext:value-type="string">
            <text:p>Runtime (s)</text:p>
          </table:table-cell>
          <table:table-cell office:value-type="string" calcext:value-type="string">
            <text:p>Event Filters (s)</text:p>
          </table:table-cell>
          <table:table-cell table:style-name="Default" office:value-type="string" calcext:value-type="string">
            <text:p>Event Filters (%)</text:p>
          </table:table-cell>
          <table:table-cell office:value-type="string" calcext:value-type="string">
            <text:p>Input wait (s)</text:p>
          </table:table-cell>
          <table:table-cell table:style-name="Default" office:value-type="string" calcext:value-type="string">
            <text:p>Input wait (%)</text:p>
          </table:table-cell>
          <table:table-cell office:value-type="string" calcext:value-type="string">
            <text:p>Net execution time (s)</text:p>
          </table:table-cell>
          <table:table-cell table:style-name="Default" office:value-type="string" calcext:value-type="string">
            <text:p>Net execution time (%)</text:p>
          </table:table-cell>
          <table:table-cell office:value-type="string" calcext:value-type="string">
            <text:p>Net vs Events (%)</text:p>
          </table:table-cell>
          <table:table-cell office:value-type="string" calcext:value-type="string">
            <text:p>Total size (B)</text:p>
          </table:table-cell>
          <table:table-cell office:value-type="string" calcext:value-type="string">
            <text:p>Total gas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Nizks</text:p>
          </table:table-cell>
          <table:table-cell office:value-type="string" calcext:value-type="string">
            <text:p>Stage1</text:p>
          </table:table-cell>
          <table:table-cell office:value-type="string" calcext:value-type="string">
            <text:p>Stage2</text:p>
          </table:table-cell>
          <table:table-cell office:value-type="string" calcext:value-type="string">
            <text:p>Stage3</text:p>
          </table:table-cell>
          <table:table-cell/>
          <table:table-cell office:value-type="string" calcext:value-type="string">
            <text:p>Comment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1" table:number-rows-spanned="68">
            <text:p>add.code</text:p>
          </table:table-cell>
          <table:table-cell table:style-name="ce1" office:value-type="float" office:value="1768" calcext:value-type="float" table:number-columns-spanned="1" table:number-rows-spanned="68">
            <text:p>1768</text:p>
          </table:table-cell>
          <table:table-cell table:style-name="ce1" office:value-type="string" calcext:value-type="string" table:number-columns-spanned="1" table:number-rows-spanned="68">
            <text:p>1 / 1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17s</text:p>
          </table:table-cell>
          <table:table-cell office:value-type="string" calcext:value-type="string">
            <text:p>109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6.75%/93.25%</text:p>
          </table:table-cell>
          <table:table-cell office:value-type="float" office:value="20651" calcext:value-type="float">
            <text:p>20651</text:p>
          </table:table-cell>
          <table:table-cell table:formula="of:=SUM([.O4:.U4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14s</text:p>
          </table:table-cell>
          <table:table-cell office:value-type="string" calcext:value-type="string">
            <text:p>106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6.93%/93.07%</text:p>
          </table:table-cell>
          <table:table-cell office:value-type="float" office:value="20651" calcext:value-type="float">
            <text:p>20651</text:p>
          </table:table-cell>
          <table:table-cell table:formula="of:=SUM([.O5:.U5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10s</text:p>
          </table:table-cell>
          <table:table-cell office:value-type="string" calcext:value-type="string">
            <text:p>103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6.27%/93.73%</text:p>
          </table:table-cell>
          <table:table-cell office:value-type="float" office:value="20651" calcext:value-type="float">
            <text:p>20651</text:p>
          </table:table-cell>
          <table:table-cell table:formula="of:=SUM([.O6:.U6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19s</text:p>
          </table:table-cell>
          <table:table-cell office:value-type="string" calcext:value-type="string">
            <text:p>112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5.80%/94.20%</text:p>
          </table:table-cell>
          <table:table-cell office:value-type="float" office:value="20651" calcext:value-type="float">
            <text:p>20651</text:p>
          </table:table-cell>
          <table:table-cell table:formula="of:=SUM([.O7:.U7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10s</text:p>
          </table:table-cell>
          <table:table-cell office:value-type="string" calcext:value-type="string">
            <text:p>103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6.27%/93.73%</text:p>
          </table:table-cell>
          <table:table-cell office:value-type="float" office:value="20651" calcext:value-type="float">
            <text:p>20651</text:p>
          </table:table-cell>
          <table:table-cell table:formula="of:=SUM([.O8:.U8])" office:value-type="float" office:value="957770" calcext:value-type="float">
            <text:p>957770</text:p>
          </table:table-cell>
          <table:table-cell office:value-type="float" office:value="0" calcext:value-type="float">
            <text:p>0</text:p>
          </table:table-cell>
          <table:table-cell office:value-type="float" office:value="100381" calcext:value-type="float">
            <text:p>100381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/>
          <table:table-cell office:value-type="string" calcext:value-type="string">
            <text:p>Why different cost for commit?</text:p>
          </table:table-cell>
          <table:table-cell table:number-columns-repeated="1001"/>
        </table:table-row>
        <table:table-row table:style-name="ro1">
          <table:covered-table-cell table:number-columns-repeated="3" table:style-name="ce2"/>
          <table:table-cell table:style-name="ce4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2" table:formula="of:=SUM([.O9:.U9])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81s</text:p>
          </table:table-cell>
          <table:table-cell office:value-type="string" calcext:value-type="string">
            <text:p>172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4.61%/95.39%</text:p>
          </table:table-cell>
          <table:table-cell office:value-type="float" office:value="20651" calcext:value-type="float">
            <text:p>20651</text:p>
          </table:table-cell>
          <table:table-cell table:formula="of:=SUM([.O10:.U10])" office:value-type="float" office:value="934832" calcext:value-type="float">
            <text:p>934832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193721-[.Q11]" office:value-type="float" office:value="102069" calcext:value-type="float">
            <text:p>102069</text:p>
          </table:table-cell>
          <table:table-cell table:formula="of:=190890-[.R11]" office:value-type="float" office:value="99831" calcext:value-type="float">
            <text:p>9983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67s</text:p>
          </table:table-cell>
          <table:table-cell office:value-type="string" calcext:value-type="string">
            <text:p>160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82%/96.18%</text:p>
          </table:table-cell>
          <table:table-cell office:value-type="float" office:value="10119" calcext:value-type="float">
            <text:p>10119</text:p>
          </table:table-cell>
          <table:table-cell table:formula="of:=SUM([.O11:.U11])" office:value-type="float" office:value="677765" calcext:value-type="float">
            <text:p>677765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81s</text:p>
          </table:table-cell>
          <table:table-cell office:value-type="string" calcext:value-type="string">
            <text:p>172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4.60%/95.40%</text:p>
          </table:table-cell>
          <table:table-cell office:value-type="float" office:value="20651" calcext:value-type="float">
            <text:p>20651</text:p>
          </table:table-cell>
          <table:table-cell table:formula="of:=SUM([.O12:.U12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69s</text:p>
          </table:table-cell>
          <table:table-cell office:value-type="string" calcext:value-type="string">
            <text:p>161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4.36%/95.64%</text:p>
          </table:table-cell>
          <table:table-cell office:value-type="float" office:value="10119" calcext:value-type="float">
            <text:p>10119</text:p>
          </table:table-cell>
          <table:table-cell table:formula="of:=SUM([.O13:.U13])" office:value-type="float" office:value="698606" calcext:value-type="float">
            <text:p>698606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12]" office:value-type="float" office:value="102895" calcext:value-type="float">
            <text:p>102895</text:p>
          </table:table-cell>
          <table:table-cell table:formula="of:=192958-[.R12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81s</text:p>
          </table:table-cell>
          <table:table-cell office:value-type="string" calcext:value-type="string">
            <text:p>172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4.61%/95.39%</text:p>
          </table:table-cell>
          <table:table-cell office:value-type="float" office:value="20651" calcext:value-type="float">
            <text:p>20651</text:p>
          </table:table-cell>
          <table:table-cell table:formula="of:=SUM([.O14:.U14])" office:value-type="float" office:value="934832" calcext:value-type="float">
            <text:p>934832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193721-[.Q15]" office:value-type="float" office:value="102069" calcext:value-type="float">
            <text:p>102069</text:p>
          </table:table-cell>
          <table:table-cell table:formula="of:=190890-[.R15]" office:value-type="float" office:value="99831" calcext:value-type="float">
            <text:p>9983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68s</text:p>
          </table:table-cell>
          <table:table-cell office:value-type="string" calcext:value-type="string">
            <text:p>161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79%/96.21%</text:p>
          </table:table-cell>
          <table:table-cell office:value-type="float" office:value="10119" calcext:value-type="float">
            <text:p>10119</text:p>
          </table:table-cell>
          <table:table-cell table:formula="of:=SUM([.O15:.U15])" office:value-type="float" office:value="677765" calcext:value-type="float">
            <text:p>677765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82s</text:p>
          </table:table-cell>
          <table:table-cell office:value-type="string" calcext:value-type="string">
            <text:p>174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4.03%/95.97%</text:p>
          </table:table-cell>
          <table:table-cell office:value-type="float" office:value="20651" calcext:value-type="float">
            <text:p>20651</text:p>
          </table:table-cell>
          <table:table-cell table:formula="of:=SUM([.O16:.U16])" office:value-type="float" office:value="934768" calcext:value-type="float">
            <text:p>934768</text:p>
          </table:table-cell>
          <table:table-cell office:value-type="float" office:value="0" calcext:value-type="float">
            <text:p>0</text:p>
          </table:table-cell>
          <table:table-cell office:value-type="float" office:value="94030" calcext:value-type="float">
            <text:p>94030</text:p>
          </table:table-cell>
          <table:table-cell table:formula="of:=193721-[.Q17]" office:value-type="float" office:value="102069" calcext:value-type="float">
            <text:p>102069</text:p>
          </table:table-cell>
          <table:table-cell table:formula="of:=190890-[.R17]" office:value-type="float" office:value="99831" calcext:value-type="float">
            <text:p>9983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/>
          <table:table-cell office:value-type="string" calcext:value-type="string">
            <text:p>Why different cost for commit?</text:p>
          </table:table-cell>
          <table:table-cell table:number-columns-repeated="1001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69s</text:p>
          </table:table-cell>
          <table:table-cell office:value-type="string" calcext:value-type="string">
            <text:p>161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4.37%/95.63%</text:p>
          </table:table-cell>
          <table:table-cell office:value-type="float" office:value="10119" calcext:value-type="float">
            <text:p>10119</text:p>
          </table:table-cell>
          <table:table-cell table:formula="of:=SUM([.O17:.U17])" office:value-type="float" office:value="677701" calcext:value-type="float">
            <text:p>677701</text:p>
          </table:table-cell>
          <table:table-cell office:value-type="float" office:value="50053" calcext:value-type="float">
            <text:p>50053</text:p>
          </table:table-cell>
          <table:table-cell office:value-type="float" office:value="80410" calcext:value-type="float">
            <text:p>80410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82s</text:p>
          </table:table-cell>
          <table:table-cell office:value-type="string" calcext:value-type="string">
            <text:p>173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4.58%/95.42%</text:p>
          </table:table-cell>
          <table:table-cell office:value-type="float" office:value="20651" calcext:value-type="float">
            <text:p>20651</text:p>
          </table:table-cell>
          <table:table-cell table:formula="of:=SUM([.O18:.U18])" office:value-type="float" office:value="934832" calcext:value-type="float">
            <text:p>934832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193721-[.Q19]" office:value-type="float" office:value="102069" calcext:value-type="float">
            <text:p>102069</text:p>
          </table:table-cell>
          <table:table-cell table:formula="of:=190890-[.R19]" office:value-type="float" office:value="99831" calcext:value-type="float">
            <text:p>9983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69s</text:p>
          </table:table-cell>
          <table:table-cell office:value-type="string" calcext:value-type="string">
            <text:p>162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3.77%/96.23%</text:p>
          </table:table-cell>
          <table:table-cell office:value-type="float" office:value="10119" calcext:value-type="float">
            <text:p>10119</text:p>
          </table:table-cell>
          <table:table-cell table:formula="of:=SUM([.O19:.U19])" office:value-type="float" office:value="677765" calcext:value-type="float">
            <text:p>677765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 table:style-name="ce2"/>
          <table:table-cell table:style-name="ce7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2" table:formula="of:=SUM([.O20:.U20])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65s</text:p>
          </table:table-cell>
          <table:table-cell office:value-type="string" calcext:value-type="string">
            <text:p>251s</text:p>
          </table:table-cell>
          <table:table-cell table:style-name="Default" office:value-type="float" office:value="0.9499" calcext:value-type="float">
            <text:p>0.9499</text:p>
          </table:table-cell>
          <table:table-cell office:value-type="string" calcext:value-type="string">
            <text:p>2s</text:p>
          </table:table-cell>
          <table:table-cell office:value-type="percentage" office:value="0.0109" calcext:value-type="percentage">
            <text:p>1.09%</text:p>
          </table:table-cell>
          <table:table-cell office:value-type="string" calcext:value-type="string">
            <text:p>10s</text:p>
          </table:table-cell>
          <table:table-cell table:style-name="Default" office:value-type="float" office:value="0.0392" calcext:value-type="float">
            <text:p>0.0392</text:p>
          </table:table-cell>
          <table:table-cell office:value-type="string" calcext:value-type="string">
            <text:p>3.97%/96.03%</text:p>
          </table:table-cell>
          <table:table-cell office:value-type="float" office:value="20651" calcext:value-type="float">
            <text:p>20651</text:p>
          </table:table-cell>
          <table:table-cell table:formula="of:=SUM([.O21:.U21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table:formula="of:=184186-[.R23]"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55s</text:p>
          </table:table-cell>
          <table:table-cell office:value-type="string" calcext:value-type="string">
            <text:p>243s</text:p>
          </table:table-cell>
          <table:table-cell table:style-name="Default" office:value-type="float" office:value="0.9556" calcext:value-type="float">
            <text:p>0.9556</text:p>
          </table:table-cell>
          <table:table-cell office:value-type="string" calcext:value-type="string">
            <text:p>3s</text:p>
          </table:table-cell>
          <table:table-cell office:value-type="percentage" office:value="0.0122" calcext:value-type="percentage">
            <text:p>1.22%</text:p>
          </table:table-cell>
          <table:table-cell office:value-type="string" calcext:value-type="string">
            <text:p>8s</text:p>
          </table:table-cell>
          <table:table-cell table:style-name="Default" office:value-type="float" office:value="0.0322" calcext:value-type="float">
            <text:p>0.0322</text:p>
          </table:table-cell>
          <table:table-cell office:value-type="string" calcext:value-type="string">
            <text:p>3.26%/96.74%</text:p>
          </table:table-cell>
          <table:table-cell office:value-type="float" office:value="10119" calcext:value-type="float">
            <text:p>10119</text:p>
          </table:table-cell>
          <table:table-cell table:formula="of:=SUM([.O22:.U22])" office:value-type="float" office:value="671300" calcext:value-type="float">
            <text:p>671300</text:p>
          </table:table-cell>
          <table:table-cell office:value-type="float" office:value="50053" calcext:value-type="float">
            <text:p>50053</text:p>
          </table:table-cell>
          <table:table-cell table:formula="of:=149072-[.P23]" office:value-type="float" office:value="75897" calcext:value-type="float">
            <text:p>75897</text:p>
          </table:table-cell>
          <table:table-cell table:formula="of:=191769-[.Q21]" office:value-type="float" office:value="97846" calcext:value-type="float">
            <text:p>97846</text:p>
          </table:table-cell>
          <table:table-cell table:formula="of:=383758-[.R21]-[.R23]-[.R24]" office:value-type="float" office:value="104793" calcext:value-type="float">
            <text:p>104793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54s</text:p>
          </table:table-cell>
          <table:table-cell office:value-type="string" calcext:value-type="string">
            <text:p>240s</text:p>
          </table:table-cell>
          <table:table-cell table:style-name="Default" office:value-type="float" office:value="0.9476" calcext:value-type="float">
            <text:p>0.9476</text:p>
          </table:table-cell>
          <table:table-cell office:value-type="string" calcext:value-type="string">
            <text:p>3s</text:p>
          </table:table-cell>
          <table:table-cell office:value-type="percentage" office:value="0.0154" calcext:value-type="percentage">
            <text:p>1.54%</text:p>
          </table:table-cell>
          <table:table-cell office:value-type="string" calcext:value-type="string">
            <text:p>9s</text:p>
          </table:table-cell>
          <table:table-cell table:style-name="Default" office:value-type="float" office:value="0.037" calcext:value-type="float">
            <text:p>0.037</text:p>
          </table:table-cell>
          <table:table-cell office:value-type="string" calcext:value-type="string">
            <text:p>3.76%/96.24%</text:p>
          </table:table-cell>
          <table:table-cell office:value-type="float" office:value="10119" calcext:value-type="float">
            <text:p>10119</text:p>
          </table:table-cell>
          <table:table-cell table:formula="of:=SUM([.O23:.U23])" office:value-type="float" office:value="665381" calcext:value-type="float">
            <text:p>665381</text:p>
          </table:table-cell>
          <table:table-cell office:value-type="float" office:value="50885" calcext:value-type="float">
            <text:p>50885</text:p>
          </table:table-cell>
          <table:table-cell office:value-type="float" office:value="73175" calcext:value-type="float">
            <text:p>73175</text:p>
          </table:table-cell>
          <table:table-cell table:formula="of:=293538-SUM([.Q21];[.Q22])" office:value-type="float" office:value="101769" calcext:value-type="float">
            <text:p>101769</text:p>
          </table:table-cell>
          <table:table-cell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252s</text:p>
          </table:table-cell>
          <table:table-cell office:value-type="string" calcext:value-type="string">
            <text:p>238s</text:p>
          </table:table-cell>
          <table:table-cell table:style-name="Default" office:value-type="float" office:value="0.9471" calcext:value-type="float">
            <text:p>0.9471</text:p>
          </table:table-cell>
          <table:table-cell office:value-type="string" calcext:value-type="string">
            <text:p>4s</text:p>
          </table:table-cell>
          <table:table-cell office:value-type="percentage" office:value="0.0173" calcext:value-type="percentage">
            <text:p>1.73%</text:p>
          </table:table-cell>
          <table:table-cell office:value-type="string" calcext:value-type="string">
            <text:p>8s</text:p>
          </table:table-cell>
          <table:table-cell table:style-name="Default" office:value-type="float" office:value="0.0355" calcext:value-type="float">
            <text:p>0.0355</text:p>
          </table:table-cell>
          <table:table-cell office:value-type="string" calcext:value-type="string">
            <text:p>3.62%/96.38%</text:p>
          </table:table-cell>
          <table:table-cell office:value-type="float" office:value="10119" calcext:value-type="float">
            <text:p>10119</text:p>
          </table:table-cell>
          <table:table-cell table:formula="of:=SUM([.O24:.U24])" office:value-type="float" office:value="717350" calcext:value-type="float">
            <text:p>717350</text:p>
          </table:table-cell>
          <table:table-cell office:value-type="float" office:value="51717" calcext:value-type="float">
            <text:p>51717</text:p>
          </table:table-cell>
          <table:table-cell table:formula="of:=234746-SUM([.P22];[.P23])" office:value-type="float" office:value="85674" calcext:value-type="float">
            <text:p>85674</text:p>
          </table:table-cell>
          <table:table-cell table:formula="of:=404279-[.Q21]-[.Q22]-[.Q23]" office:value-type="float" office:value="110741" calcext:value-type="float">
            <text:p>110741</text:p>
          </table:table-cell>
          <table:table-cell table:formula="of:=278965-[.R23]-[.R21]" office:value-type="float" office:value="94779" calcext:value-type="float">
            <text:p>94779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66s</text:p>
          </table:table-cell>
          <table:table-cell office:value-type="string" calcext:value-type="string">
            <text:p>254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4.24%/95.76%</text:p>
          </table:table-cell>
          <table:table-cell office:value-type="float" office:value="20651" calcext:value-type="float">
            <text:p>20651</text:p>
          </table:table-cell>
          <table:table-cell table:formula="of:=SUM([.O25:.U25])" office:value-type="float" office:value="922253" calcext:value-type="float">
            <text:p>922253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281976-[.Q26]-[.Q28]" office:value-type="float" office:value="97020" calcext:value-type="float">
            <text:p>97020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/>
          <table:table-cell table:formula="of:=[.O46]-[.O13]" office:value-type="float" office:value="2496" calcext:value-type="float">
            <text:p>2496</text:p>
          </table:table-cell>
          <table:table-cell table:number-columns-repeated="1001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55s</text:p>
          </table:table-cell>
          <table:table-cell office:value-type="string" calcext:value-type="string">
            <text:p>245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9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3.65%/96.35%</text:p>
          </table:table-cell>
          <table:table-cell office:value-type="float" office:value="10119" calcext:value-type="float">
            <text:p>10119</text:p>
          </table:table-cell>
          <table:table-cell table:formula="of:=SUM([.O26:.U26])" office:value-type="float" office:value="663633" calcext:value-type="float">
            <text:p>663633</text:p>
          </table:table-cell>
          <table:table-cell office:value-type="float" office:value="50053" calcext:value-type="float">
            <text:p>50053</text:p>
          </table:table-cell>
          <table:table-cell table:formula="of:=231198-SUM([.P27];[.P28])" office:value-type="float" office:value="84022" calcext:value-type="float">
            <text:p>84022</text:p>
          </table:table-cell>
          <table:table-cell table:formula="of:=184956-[.Q28]" office:value-type="float" office:value="91652" calcext:value-type="float">
            <text:p>91652</text:p>
          </table:table-cell>
          <table:table-cell table:formula="of:=187496-[.R25]" office:value-type="float" office:value="95195" calcext:value-type="float">
            <text:p>95195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/>
          <table:table-cell table:formula="of:=[.O28]-[.O46]" office:value-type="float" office:value="-832" calcext:value-type="float">
            <text:p>-832</text:p>
          </table:table-cell>
          <table:table-cell table:number-columns-repeated="1001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51s</text:p>
          </table:table-cell>
          <table:table-cell office:value-type="string" calcext:value-type="string">
            <text:p>241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9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3.71%/96.29%</text:p>
          </table:table-cell>
          <table:table-cell office:value-type="float" office:value="10119" calcext:value-type="float">
            <text:p>10119</text:p>
          </table:table-cell>
          <table:table-cell table:formula="of:=SUM([.O27:.U27])" office:value-type="float" office:value="687261" calcext:value-type="float">
            <text:p>687261</text:p>
          </table:table-cell>
          <table:table-cell office:value-type="float" office:value="50885" calcext:value-type="float">
            <text:p>50885</text:p>
          </table:table-cell>
          <table:table-cell office:value-type="float" office:value="73175" calcext:value-type="float">
            <text:p>73175</text:p>
          </table:table-cell>
          <table:table-cell table:formula="of:=391891-[.Q25]-[.Q26]-[.Q28]" office:value-type="float" office:value="109915" calcext:value-type="float">
            <text:p>109915</text:p>
          </table:table-cell>
          <table:table-cell table:formula="of:=389962-[.R26]-[.R25]-[.R28]" office:value-type="float" office:value="105619" calcext:value-type="float">
            <text:p>10561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249s</text:p>
          </table:table-cell>
          <table:table-cell office:value-type="string" calcext:value-type="string">
            <text:p>239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9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3.74%/96.26%</text:p>
          </table:table-cell>
          <table:table-cell office:value-type="float" office:value="10119" calcext:value-type="float">
            <text:p>10119</text:p>
          </table:table-cell>
          <table:table-cell table:formula="of:=SUM([.O28:.U28])" office:value-type="float" office:value="690308" calcext:value-type="float">
            <text:p>690308</text:p>
          </table:table-cell>
          <table:table-cell office:value-type="float" office:value="51717" calcext:value-type="float">
            <text:p>51717</text:p>
          </table:table-cell>
          <table:table-cell table:formula="of:=147176-[.P27]" office:value-type="float" office:value="74001" calcext:value-type="float">
            <text:p>74001</text:p>
          </table:table-cell>
          <table:table-cell office:value-type="float" office:value="93304" calcext:value-type="float">
            <text:p>93304</text:p>
          </table:table-cell>
          <table:table-cell table:formula="of:=284343-[.R25]-[.R26]" office:value-type="float" office:value="96847" calcext:value-type="float">
            <text:p>96847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69s</text:p>
          </table:table-cell>
          <table:table-cell office:value-type="string" calcext:value-type="string">
            <text:p>258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0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3.82%/96.18%</text:p>
          </table:table-cell>
          <table:table-cell office:value-type="float" office:value="20651" calcext:value-type="float">
            <text:p>20651</text:p>
          </table:table-cell>
          <table:table-cell table:formula="of:=SUM([.O29:.U29])" office:value-type="float" office:value="945162" calcext:value-type="float">
            <text:p>945162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385697-[.Q30]-[.Q31]-[.Q32]" office:value-type="float" office:value="108263" calcext:value-type="float">
            <text:p>108263</text:p>
          </table:table-cell>
          <table:table-cell table:formula="of:=379622-[.R30]-[.R31]-[.R32]" office:value-type="float" office:value="103967" calcext:value-type="float">
            <text:p>103967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56s</text:p>
          </table:table-cell>
          <table:table-cell office:value-type="string" calcext:value-type="string">
            <text:p>247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3.25%/96.75%</text:p>
          </table:table-cell>
          <table:table-cell office:value-type="float" office:value="10119" calcext:value-type="float">
            <text:p>10119</text:p>
          </table:table-cell>
          <table:table-cell table:formula="of:=SUM([.O30:.U30])" office:value-type="float" office:value="649598" calcext:value-type="float">
            <text:p>649598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office:value-type="float" office:value="91652" calcext:value-type="float">
            <text:p>91652</text:p>
          </table:table-cell>
          <table:table-cell table:formula="of:=183770-[.R32]"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55s</text:p>
          </table:table-cell>
          <table:table-cell office:value-type="string" calcext:value-type="string">
            <text:p>246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3.26%/96.74%</text:p>
          </table:table-cell>
          <table:table-cell office:value-type="float" office:value="10119" calcext:value-type="float">
            <text:p>10119</text:p>
          </table:table-cell>
          <table:table-cell table:formula="of:=SUM([.O31:.U31])" office:value-type="float" office:value="659638" calcext:value-type="float">
            <text:p>659638</text:p>
          </table:table-cell>
          <table:table-cell office:value-type="float" office:value="50885" calcext:value-type="float">
            <text:p>50885</text:p>
          </table:table-cell>
          <table:table-cell table:formula="of:=150846-[.P30]" office:value-type="float" office:value="76723" calcext:value-type="float">
            <text:p>76723</text:p>
          </table:table-cell>
          <table:table-cell table:formula="of:=277434-[.Q32]-[.Q30]" office:value-type="float" office:value="92478" calcext:value-type="float">
            <text:p>92478</text:p>
          </table:table-cell>
          <table:table-cell table:formula="of:=275655-[.R30]-[.R32]"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254s</text:p>
          </table:table-cell>
          <table:table-cell office:value-type="string" calcext:value-type="string">
            <text:p>245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3.27%/96.73%</text:p>
          </table:table-cell>
          <table:table-cell office:value-type="float" office:value="10119" calcext:value-type="float">
            <text:p>10119</text:p>
          </table:table-cell>
          <table:table-cell table:formula="of:=SUM([.O32:.U32])" office:value-type="float" office:value="697845" calcext:value-type="float">
            <text:p>697845</text:p>
          </table:table-cell>
          <table:table-cell office:value-type="float" office:value="51717" calcext:value-type="float">
            <text:p>51717</text:p>
          </table:table-cell>
          <table:table-cell table:formula="of:=236520-SUM([.P30:.P31])" office:value-type="float" office:value="85674" calcext:value-type="float">
            <text:p>85674</text:p>
          </table:table-cell>
          <table:table-cell table:formula="of:=184956-[.Q30]" office:value-type="float" office:value="93304" calcext:value-type="float">
            <text:p>93304</text:p>
          </table:table-cell>
          <table:table-cell office:value-type="float" office:value="92711" calcext:value-type="float">
            <text:p>92711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69s</text:p>
          </table:table-cell>
          <table:table-cell office:value-type="string" calcext:value-type="string">
            <text:p>246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22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8.29%/91.71%</text:p>
          </table:table-cell>
          <table:table-cell office:value-type="float" office:value="20651" calcext:value-type="float">
            <text:p>20651</text:p>
          </table:table-cell>
          <table:table-cell table:formula="of:=SUM([.O33:.U33])" office:value-type="float" office:value="945162" calcext:value-type="float">
            <text:p>945162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385697-[.Q34]-[.Q35]-[.Q36]" office:value-type="float" office:value="108263" calcext:value-type="float">
            <text:p>108263</text:p>
          </table:table-cell>
          <table:table-cell table:formula="of:=379622-[.R34]-[.R35]-[.R36]" office:value-type="float" office:value="103967" calcext:value-type="float">
            <text:p>103967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57s</text:p>
          </table:table-cell>
          <table:table-cell office:value-type="string" calcext:value-type="string">
            <text:p>239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7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6.74%/93.26%</text:p>
          </table:table-cell>
          <table:table-cell office:value-type="float" office:value="10119" calcext:value-type="float">
            <text:p>10119</text:p>
          </table:table-cell>
          <table:table-cell table:formula="of:=SUM([.O34:.U34])" office:value-type="float" office:value="649598" calcext:value-type="float">
            <text:p>649598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table:formula="of:=277434-[.Q35]-[.Q36]"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56s</text:p>
          </table:table-cell>
          <table:table-cell office:value-type="string" calcext:value-type="string">
            <text:p>237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8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7.16%/92.84%</text:p>
          </table:table-cell>
          <table:table-cell office:value-type="float" office:value="10119" calcext:value-type="float">
            <text:p>10119</text:p>
          </table:table-cell>
          <table:table-cell table:formula="of:=SUM([.O35:.U35])" office:value-type="float" office:value="667763" calcext:value-type="float">
            <text:p>667763</text:p>
          </table:table-cell>
          <table:table-cell office:value-type="float" office:value="50885" calcext:value-type="float">
            <text:p>50885</text:p>
          </table:table-cell>
          <table:table-cell table:formula="of:=234746-SUM([.P34];[.P36])" office:value-type="float" office:value="84848" calcext:value-type="float">
            <text:p>84848</text:p>
          </table:table-cell>
          <table:table-cell office:value-type="float" office:value="92478" calcext:value-type="float">
            <text:p>92478</text:p>
          </table:table-cell>
          <table:table-cell table:formula="of:=275655-[.R36]-[.R34]"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254s</text:p>
          </table:table-cell>
          <table:table-cell office:value-type="string" calcext:value-type="string">
            <text:p>234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9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7.61%/92.39%</text:p>
          </table:table-cell>
          <table:table-cell office:value-type="float" office:value="10119" calcext:value-type="float">
            <text:p>10119</text:p>
          </table:table-cell>
          <table:table-cell table:formula="of:=SUM([.O36:.U36])" office:value-type="float" office:value="687946" calcext:value-type="float">
            <text:p>687946</text:p>
          </table:table-cell>
          <table:table-cell office:value-type="float" office:value="51717" calcext:value-type="float">
            <text:p>51717</text:p>
          </table:table-cell>
          <table:table-cell table:formula="of:=149898-[.P34]" office:value-type="float" office:value="75775" calcext:value-type="float">
            <text:p>75775</text:p>
          </table:table-cell>
          <table:table-cell table:formula="of:=185782-[.Q35]" office:value-type="float" office:value="93304" calcext:value-type="float">
            <text:p>93304</text:p>
          </table:table-cell>
          <table:table-cell table:formula="of:=183770-[.R34]" office:value-type="float" office:value="92711" calcext:value-type="float">
            <text:p>92711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72s</text:p>
          </table:table-cell>
          <table:table-cell office:value-type="string" calcext:value-type="string">
            <text:p>262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9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3.43%/96.57%</text:p>
          </table:table-cell>
          <table:table-cell office:value-type="float" office:value="20651" calcext:value-type="float">
            <text:p>20651</text:p>
          </table:table-cell>
          <table:table-cell table:formula="of:=SUM([.O37:.U37])" office:value-type="float" office:value="935436" calcext:value-type="float">
            <text:p>935436</text:p>
          </table:table-cell>
          <table:table-cell office:value-type="float" office:value="0" calcext:value-type="float">
            <text:p>0</text:p>
          </table:table-cell>
          <table:table-cell office:value-type="float" office:value="93966" calcext:value-type="float">
            <text:p>93966</text:p>
          </table:table-cell>
          <table:table-cell table:formula="of:=385697-[.Q38]-[.Q39]-[.Q40]" office:value-type="float" office:value="108263" calcext:value-type="float">
            <text:p>108263</text:p>
          </table:table-cell>
          <table:table-cell table:formula="of:=278139-[.R38]-[.R40]" office:value-type="float" office:value="94369" calcext:value-type="float">
            <text:p>94369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56s</text:p>
          </table:table-cell>
          <table:table-cell office:value-type="string" calcext:value-type="string">
            <text:p>247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3.27%/96.73%</text:p>
          </table:table-cell>
          <table:table-cell office:value-type="float" office:value="10119" calcext:value-type="float">
            <text:p>10119</text:p>
          </table:table-cell>
          <table:table-cell table:formula="of:=SUM([.O38:.U38])" office:value-type="float" office:value="649598" calcext:value-type="float">
            <text:p>649598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table:formula="of:=277434-[.Q39]-[.Q40]"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55s</text:p>
          </table:table-cell>
          <table:table-cell office:value-type="string" calcext:value-type="string">
            <text:p>246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3.28%/96.72%</text:p>
          </table:table-cell>
          <table:table-cell office:value-type="float" office:value="10119" calcext:value-type="float">
            <text:p>10119</text:p>
          </table:table-cell>
          <table:table-cell table:formula="of:=SUM([.O39:.U39])" office:value-type="float" office:value="681497" calcext:value-type="float">
            <text:p>681497</text:p>
          </table:table-cell>
          <table:table-cell office:value-type="float" office:value="50885" calcext:value-type="float">
            <text:p>50885</text:p>
          </table:table-cell>
          <table:table-cell table:formula="of:=234746-SUM([.P38];[.P40])" office:value-type="float" office:value="84848" calcext:value-type="float">
            <text:p>84848</text:p>
          </table:table-cell>
          <table:table-cell office:value-type="float" office:value="92478" calcext:value-type="float">
            <text:p>92478</text:p>
          </table:table-cell>
          <table:table-cell table:formula="of:=383758-[.R38]-[.R37]-[.R40]" office:value-type="float" office:value="105619" calcext:value-type="float">
            <text:p>10561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255s</text:p>
          </table:table-cell>
          <table:table-cell office:value-type="string" calcext:value-type="string">
            <text:p>245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9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3.68%/96.32%</text:p>
          </table:table-cell>
          <table:table-cell office:value-type="float" office:value="10119" calcext:value-type="float">
            <text:p>10119</text:p>
          </table:table-cell>
          <table:table-cell table:formula="of:=SUM([.O40:.U40])" office:value-type="float" office:value="687946" calcext:value-type="float">
            <text:p>687946</text:p>
          </table:table-cell>
          <table:table-cell office:value-type="float" office:value="51717" calcext:value-type="float">
            <text:p>51717</text:p>
          </table:table-cell>
          <table:table-cell table:formula="of:=149898-[.P38]" office:value-type="float" office:value="75775" calcext:value-type="float">
            <text:p>75775</text:p>
          </table:table-cell>
          <table:table-cell table:formula="of:=185782-[.Q39]" office:value-type="float" office:value="93304" calcext:value-type="float">
            <text:p>93304</text:p>
          </table:table-cell>
          <table:table-cell table:formula="of:=183770-[.R38]" office:value-type="float" office:value="92711" calcext:value-type="float">
            <text:p>92711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 table:style-name="ce2"/>
          <table:table-cell table:style-name="ce7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2" table:formula="of:=SUM([.O41:.U41])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367s</text:p>
          </table:table-cell>
          <table:table-cell office:value-type="string" calcext:value-type="string">
            <text:p>334s</text:p>
          </table:table-cell>
          <table:table-cell table:style-name="Default" office:value-type="float" office:value="0.9122" calcext:value-type="float">
            <text:p>0.9122</text:p>
          </table:table-cell>
          <table:table-cell office:value-type="string" calcext:value-type="string">
            <text:p>20s</text:p>
          </table:table-cell>
          <table:table-cell table:style-name="Default" office:value-type="float" office:value="0.0548" calcext:value-type="float">
            <text:p>0.0548</text:p>
          </table:table-cell>
          <table:table-cell office:value-type="string" calcext:value-type="string">
            <text:p>12s</text:p>
          </table:table-cell>
          <table:table-cell table:style-name="Default" office:value-type="float" office:value="0.0329" calcext:value-type="float">
            <text:p>0.0329</text:p>
          </table:table-cell>
          <table:table-cell office:value-type="string" calcext:value-type="string">
            <text:p>3.49%/96.51%</text:p>
          </table:table-cell>
          <table:table-cell office:value-type="float" office:value="20651" calcext:value-type="float">
            <text:p>20651</text:p>
          </table:table-cell>
          <table:table-cell table:formula="of:=SUM([.O42:.U42])" office:value-type="float" office:value="931545" calcext:value-type="float">
            <text:p>931545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477876-[.Q43]-[.Q44]-[.Q45]-[.Q46]" office:value-type="float" office:value="106312" calcext:value-type="float">
            <text:p>106312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359s</text:p>
          </table:table-cell>
          <table:table-cell office:value-type="string" calcext:value-type="string">
            <text:p>332s</text:p>
          </table:table-cell>
          <table:table-cell table:style-name="Default" office:value-type="float" office:value="0.9269" calcext:value-type="float">
            <text:p>0.9269</text:p>
          </table:table-cell>
          <table:table-cell office:value-type="string" calcext:value-type="string">
            <text:p>15s</text:p>
          </table:table-cell>
          <table:table-cell table:style-name="Default" office:value-type="float" office:value="0.044" calcext:value-type="float">
            <text:p>0.044</text:p>
          </table:table-cell>
          <table:table-cell office:value-type="string" calcext:value-type="string">
            <text:p>10s</text:p>
          </table:table-cell>
          <table:table-cell table:style-name="Default" office:value-type="float" office:value="0.0291" calcext:value-type="float">
            <text:p>0.0291</text:p>
          </table:table-cell>
          <table:table-cell office:value-type="string" calcext:value-type="string">
            <text:p>3.05%/96.95%</text:p>
          </table:table-cell>
          <table:table-cell office:value-type="float" office:value="10119" calcext:value-type="float">
            <text:p>10119</text:p>
          </table:table-cell>
          <table:table-cell table:formula="of:=SUM([.O43:.U43])" office:value-type="float" office:value="655444" calcext:value-type="float">
            <text:p>655444</text:p>
          </table:table-cell>
          <table:table-cell office:value-type="float" office:value="50053" calcext:value-type="float">
            <text:p>50053</text:p>
          </table:table-cell>
          <table:table-cell table:formula="of:=224661-[.P44]-[.P47]" office:value-type="float" office:value="75833" calcext:value-type="float">
            <text:p>75833</text:p>
          </table:table-cell>
          <table:table-cell table:formula="of:=277434-[.Q44]-[.Q45]" office:value-type="float" office:value="91652" calcext:value-type="float">
            <text:p>91652</text:p>
          </table:table-cell>
          <table:table-cell table:formula="of:=187496-[.R42]" office:value-type="float" office:value="95195" calcext:value-type="float">
            <text:p>95195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358s</text:p>
          </table:table-cell>
          <table:table-cell office:value-type="string" calcext:value-type="string">
            <text:p>331s</text:p>
          </table:table-cell>
          <table:table-cell table:style-name="Default" office:value-type="float" office:value="0.9267" calcext:value-type="float">
            <text:p>0.9267</text:p>
          </table:table-cell>
          <table:table-cell office:value-type="string" calcext:value-type="string">
            <text:p>15s</text:p>
          </table:table-cell>
          <table:table-cell table:style-name="Default" office:value-type="float" office:value="0.0442" calcext:value-type="float">
            <text:p>0.0442</text:p>
          </table:table-cell>
          <table:table-cell office:value-type="string" calcext:value-type="string">
            <text:p>10s</text:p>
          </table:table-cell>
          <table:table-cell table:style-name="Default" office:value-type="float" office:value="0.0291" calcext:value-type="float">
            <text:p>0.0291</text:p>
          </table:table-cell>
          <table:table-cell office:value-type="string" calcext:value-type="string">
            <text:p>3.04%/96.96%</text:p>
          </table:table-cell>
          <table:table-cell office:value-type="float" office:value="10119" calcext:value-type="float">
            <text:p>10119</text:p>
          </table:table-cell>
          <table:table-cell table:formula="of:=SUM([.O44:.U44])" office:value-type="float" office:value="662294" calcext:value-type="float">
            <text:p>662294</text:p>
          </table:table-cell>
          <table:table-cell office:value-type="float" office:value="50885" calcext:value-type="float">
            <text:p>50885</text:p>
          </table:table-cell>
          <table:table-cell office:value-type="float" office:value="73175" calcext:value-type="float">
            <text:p>73175</text:p>
          </table:table-cell>
          <table:table-cell office:value-type="float" office:value="92478" calcext:value-type="float">
            <text:p>92478</text:p>
          </table:table-cell>
          <table:table-cell table:formula="of:=285585-[.R42]-[.R43]" office:value-type="float" office:value="98089" calcext:value-type="float">
            <text:p>9808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357s</text:p>
          </table:table-cell>
          <table:table-cell office:value-type="string" calcext:value-type="string">
            <text:p>327s</text:p>
          </table:table-cell>
          <table:table-cell table:style-name="Default" office:value-type="float" office:value="0.9181" calcext:value-type="float">
            <text:p>0.9181</text:p>
          </table:table-cell>
          <table:table-cell office:value-type="string" calcext:value-type="string">
            <text:p>17s</text:p>
          </table:table-cell>
          <table:table-cell table:style-name="Default" office:value-type="float" office:value="0.0485" calcext:value-type="float">
            <text:p>0.0485</text:p>
          </table:table-cell>
          <table:table-cell office:value-type="string" calcext:value-type="string">
            <text:p>11s</text:p>
          </table:table-cell>
          <table:table-cell table:style-name="Default" office:value-type="float" office:value="0.0334" calcext:value-type="float">
            <text:p>0.0334</text:p>
          </table:table-cell>
          <table:table-cell office:value-type="string" calcext:value-type="string">
            <text:p>3.52%/96.48%</text:p>
          </table:table-cell>
          <table:table-cell office:value-type="float" office:value="10119" calcext:value-type="float">
            <text:p>10119</text:p>
          </table:table-cell>
          <table:table-cell table:formula="of:=SUM([.O45:.U45])" office:value-type="float" office:value="677886" calcext:value-type="float">
            <text:p>677886</text:p>
          </table:table-cell>
          <table:table-cell office:value-type="float" office:value="51717" calcext:value-type="float">
            <text:p>51717</text:p>
          </table:table-cell>
          <table:table-cell table:formula="of:=303920-[.P43]-[.P44]-[.P47]" office:value-type="float" office:value="79259" calcext:value-type="float">
            <text:p>79259</text:p>
          </table:table-cell>
          <table:table-cell table:formula="of:=185782-[.Q44]" office:value-type="float" office:value="93304" calcext:value-type="float">
            <text:p>93304</text:p>
          </table:table-cell>
          <table:table-cell table:formula="of:=487135-[.R42]-[.R43]-[.R44]-[.R47]" office:value-type="float" office:value="100983" calcext:value-type="float">
            <text:p>100983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343s</text:p>
          </table:table-cell>
          <table:table-cell office:value-type="string" calcext:value-type="string">
            <text:p>325s</text:p>
          </table:table-cell>
          <table:table-cell table:style-name="Default" office:value-type="float" office:value="0.9497" calcext:value-type="float">
            <text:p>0.9497</text:p>
          </table:table-cell>
          <table:table-cell office:value-type="string" calcext:value-type="string">
            <text:p>4s</text:p>
          </table:table-cell>
          <table:table-cell table:style-name="Default" office:value-type="float" office:value="0.0142" calcext:value-type="float">
            <text:p>0.0142</text:p>
          </table:table-cell>
          <table:table-cell office:value-type="string" calcext:value-type="string">
            <text:p>12s</text:p>
          </table:table-cell>
          <table:table-cell table:style-name="Default" office:value-type="float" office:value="0.0361" calcext:value-type="float">
            <text:p>0.0361</text:p>
          </table:table-cell>
          <table:table-cell office:value-type="string" calcext:value-type="string">
            <text:p>3.66%/96.34%</text:p>
          </table:table-cell>
          <table:table-cell office:value-type="float" office:value="10119" calcext:value-type="float">
            <text:p>10119</text:p>
          </table:table-cell>
          <table:table-cell table:formula="of:=SUM([.O46:.U46])" office:value-type="float" office:value="705713" calcext:value-type="float">
            <text:p>705713</text:p>
          </table:table-cell>
          <table:table-cell office:value-type="float" office:value="52549" calcext:value-type="float">
            <text:p>52549</text:p>
          </table:table-cell>
          <table:table-cell table:formula="of:=393968-[.P43]-[.P44]-[.P45]-[.P47]" office:value-type="float" office:value="90048" calcext:value-type="float">
            <text:p>90048</text:p>
          </table:table-cell>
          <table:table-cell table:formula="of:=371564-[.Q43]-[.Q44]-[.Q45]" office:value-type="float" office:value="94130" calcext:value-type="float">
            <text:p>94130</text:p>
          </table:table-cell>
          <table:table-cell table:formula="of:=598542-[.R42]-[.R43]-[.R44]-[.R45]-[.R47]" office:value-type="float" office:value="111407" calcext:value-type="float">
            <text:p>11140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/>
          <table:table-cell office:value-type="string" calcext:value-type="string">
            <text:p>Why different gas cost here? 3 were joining in the same block, 2 in the next one??</text:p>
          </table:table-cell>
          <table:table-cell table:number-columns-repeated="1001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343s</text:p>
          </table:table-cell>
          <table:table-cell office:value-type="string" calcext:value-type="string">
            <text:p>324s</text:p>
          </table:table-cell>
          <table:table-cell table:style-name="Default" office:value-type="float" office:value="0.9468" calcext:value-type="float">
            <text:p>0.9468</text:p>
          </table:table-cell>
          <table:table-cell office:value-type="string" calcext:value-type="string">
            <text:p>6s</text:p>
          </table:table-cell>
          <table:table-cell table:style-name="Default" office:value-type="float" office:value="0.0178" calcext:value-type="float">
            <text:p>0.0178</text:p>
          </table:table-cell>
          <table:table-cell office:value-type="string" calcext:value-type="string">
            <text:p>12s</text:p>
          </table:table-cell>
          <table:table-cell table:style-name="Default" office:value-type="float" office:value="0.0355" calcext:value-type="float">
            <text:p>0.0355</text:p>
          </table:table-cell>
          <table:table-cell office:value-type="string" calcext:value-type="string">
            <text:p>3.61%/96.39%</text:p>
          </table:table-cell>
          <table:table-cell office:value-type="float" office:value="10119" calcext:value-type="float">
            <text:p>10119</text:p>
          </table:table-cell>
          <table:table-cell table:formula="of:=SUM([.O47:.U47])" office:value-type="float" office:value="732540" calcext:value-type="float">
            <text:p>732540</text:p>
          </table:table-cell>
          <table:table-cell office:value-type="float" office:value="53381" calcext:value-type="float">
            <text:p>53381</text:p>
          </table:table-cell>
          <table:table-cell table:formula="of:=148828-[.P44]" office:value-type="float" office:value="75653" calcext:value-type="float">
            <text:p>75653</text:p>
          </table:table-cell>
          <table:table-cell table:formula="of:=596464-[.Q46]-[.Q45]-[.Q44]-[.Q43]-[.Q42]" office:value-type="float" office:value="118588" calcext:value-type="float">
            <text:p>118588</text:p>
          </table:table-cell>
          <table:table-cell table:formula="of:=386152-[.R42]-[.R43]-[.R44]" office:value-type="float" office:value="100567" calcext:value-type="float">
            <text:p>100567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357s</text:p>
          </table:table-cell>
          <table:table-cell office:value-type="string" calcext:value-type="string">
            <text:p>343s</text:p>
          </table:table-cell>
          <table:table-cell office:value-type="percentage" office:value="0.9629" calcext:value-type="percentage">
            <text:p>96.29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3s</text:p>
          </table:table-cell>
          <table:table-cell office:value-type="percentage" office:value="0.0371" calcext:value-type="percentage">
            <text:p>3.71%</text:p>
          </table:table-cell>
          <table:table-cell office:value-type="string" calcext:value-type="string">
            <text:p>s.l.</text:p>
          </table:table-cell>
          <table:table-cell office:value-type="float" office:value="20651" calcext:value-type="float">
            <text:p>20651</text:p>
          </table:table-cell>
          <table:table-cell table:formula="of:=SUM([.O48:.U48])" office:value-type="float" office:value="943827" calcext:value-type="float">
            <text:p>943827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580978-[.Q49]-[.Q50]-[.Q51]-[.Q52]-[.Q53]" office:value-type="float" office:value="114458" calcext:value-type="float">
            <text:p>114458</text:p>
          </table:table-cell>
          <table:table-cell table:formula="of:=372918-[.R49]-[.R50]-[.R51]" office:value-type="float" office:value="96437" calcext:value-type="float">
            <text:p>96437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347s</text:p>
          </table:table-cell>
          <table:table-cell office:value-type="string" calcext:value-type="string">
            <text:p>334s</text:p>
          </table:table-cell>
          <table:table-cell office:value-type="percentage" office:value="0.9647" calcext:value-type="percentage">
            <text:p>96.47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office:value-type="percentage" office:value="0.0353" calcext:value-type="percentage">
            <text:p>3.53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49:.U49])" office:value-type="float" office:value="663045" calcext:value-type="float">
            <text:p>663045</text:p>
          </table:table-cell>
          <table:table-cell office:value-type="float" office:value="50053" calcext:value-type="float">
            <text:p>50053</text:p>
          </table:table-cell>
          <table:table-cell table:formula="of:=373216-[.P50]-[.P51]-[.P52]-[.P53]" office:value-type="float" office:value="75560" calcext:value-type="float">
            <text:p>75560</text:p>
          </table:table-cell>
          <table:table-cell table:formula="of:=385226-[.Q50]-[.Q51]-[.Q52]" office:value-type="float" office:value="103662" calcext:value-type="float">
            <text:p>103662</text:p>
          </table:table-cell>
          <table:table-cell table:formula="of:=184596-[.R50]"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348s</text:p>
          </table:table-cell>
          <table:table-cell office:value-type="string" calcext:value-type="string">
            <text:p>336s</text:p>
          </table:table-cell>
          <table:table-cell office:value-type="percentage" office:value="0.9676" calcext:value-type="percentage">
            <text:p>96.76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table:style-name="ce9" office:value-type="string" calcext:value-type="string">
            <text:p>11s</text:p>
          </table:table-cell>
          <table:table-cell office:value-type="percentage" office:value="0.0324" calcext:value-type="percentage">
            <text:p>3.24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0:.U50])" office:value-type="float" office:value="670958" calcext:value-type="float">
            <text:p>670958</text:p>
          </table:table-cell>
          <table:table-cell office:value-type="float" office:value="50885" calcext:value-type="float">
            <text:p>50885</text:p>
          </table:table-cell>
          <table:table-cell office:value-type="float" office:value="74827" calcext:value-type="float">
            <text:p>74827</text:p>
          </table:table-cell>
          <table:table-cell office:value-type="float" office:value="94130" calcext:value-type="float">
            <text:p>94130</text:p>
          </table:table-cell>
          <table:table-cell office:value-type="float" office:value="93537" calcext:value-type="float">
            <text:p>9353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347s</text:p>
          </table:table-cell>
          <table:table-cell office:value-type="string" calcext:value-type="string">
            <text:p>334s</text:p>
          </table:table-cell>
          <table:table-cell office:value-type="percentage" office:value="0.9646" calcext:value-type="percentage">
            <text:p>96.46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office:value-type="percentage" office:value="0.0354" calcext:value-type="percentage">
            <text:p>3.54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1:.U51])" office:value-type="float" office:value="656922" calcext:value-type="float">
            <text:p>656922</text:p>
          </table:table-cell>
          <table:table-cell office:value-type="float" office:value="51717" calcext:value-type="float">
            <text:p>51717</text:p>
          </table:table-cell>
          <table:table-cell table:formula="of:=148002-[.P50]" office:value-type="float" office:value="73175" calcext:value-type="float">
            <text:p>73175</text:p>
          </table:table-cell>
          <table:table-cell table:formula="of:=186608-[.Q50]" office:value-type="float" office:value="92478" calcext:value-type="float">
            <text:p>92478</text:p>
          </table:table-cell>
          <table:table-cell table:formula="of:=276481-[.R49]-[.R50]"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347s</text:p>
          </table:table-cell>
          <table:table-cell office:value-type="string" calcext:value-type="string">
            <text:p>334s</text:p>
          </table:table-cell>
          <table:table-cell office:value-type="percentage" office:value="0.9647" calcext:value-type="percentage">
            <text:p>96.47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office:value-type="percentage" office:value="0.0353" calcext:value-type="percentage">
            <text:p>3.53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2:.U52])" office:value-type="float" office:value="719742" calcext:value-type="float">
            <text:p>719742</text:p>
          </table:table-cell>
          <table:table-cell office:value-type="float" office:value="52549" calcext:value-type="float">
            <text:p>52549</text:p>
          </table:table-cell>
          <table:table-cell table:formula="of:=223655-[.P50]-[.P51]" office:value-type="float" office:value="75653" calcext:value-type="float">
            <text:p>75653</text:p>
          </table:table-cell>
          <table:table-cell table:formula="of:=281564-[.Q50]-[.Q51]" office:value-type="float" office:value="94956" calcext:value-type="float">
            <text:p>94956</text:p>
          </table:table-cell>
          <table:table-cell table:formula="of:=588202-[.R48]-[.R49]-[.R50]-[.R51]-[.R53]" office:value-type="float" office:value="112233" calcext:value-type="float">
            <text:p>11223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346s</text:p>
          </table:table-cell>
          <table:table-cell office:value-type="string" calcext:value-type="string">
            <text:p>333s</text:p>
          </table:table-cell>
          <table:table-cell office:value-type="percentage" office:value="0.9645" calcext:value-type="percentage">
            <text:p>96.45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office:value-type="percentage" office:value="0.0355" calcext:value-type="percentage">
            <text:p>3.55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3:.U53])" office:value-type="float" office:value="664350" calcext:value-type="float">
            <text:p>664350</text:p>
          </table:table-cell>
          <table:table-cell office:value-type="float" office:value="53381" calcext:value-type="float">
            <text:p>53381</text:p>
          </table:table-cell>
          <table:table-cell table:formula="of:=297656-[.P50]-[.P51]-[.P52]" office:value-type="float" office:value="74001" calcext:value-type="float">
            <text:p>74001</text:p>
          </table:table-cell>
          <table:table-cell table:formula="of:=466520-[.Q50]-[.Q51]-[.Q52]-[.Q49]" office:value-type="float" office:value="81294" calcext:value-type="float">
            <text:p>81294</text:p>
          </table:table-cell>
          <table:table-cell table:formula="of:=475969-[.R48]-[.R49]-[.R50]-[.R51]" office:value-type="float" office:value="103051" calcext:value-type="float">
            <text:p>10305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316s</text:p>
          </table:table-cell>
          <table:table-cell office:value-type="string" calcext:value-type="string">
            <text:p>348s</text:p>
          </table:table-cell>
          <table:table-cell office:value-type="percentage" office:value="0.9661" calcext:value-type="percentage">
            <text:p>96.61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office:value-type="percentage" office:value="0.0339" calcext:value-type="percentage">
            <text:p>3.39%</text:p>
          </table:table-cell>
          <table:table-cell office:value-type="string" calcext:value-type="string">
            <text:p>s.l.</text:p>
          </table:table-cell>
          <table:table-cell office:value-type="float" office:value="20651" calcext:value-type="float">
            <text:p>20651</text:p>
          </table:table-cell>
          <table:table-cell table:formula="of:=SUM([.O54:.U54])" office:value-type="float" office:value="924257" calcext:value-type="float">
            <text:p>924257</text:p>
          </table:table-cell>
          <table:table-cell office:value-type="float" office:value="0" calcext:value-type="float">
            <text:p>0</text:p>
          </table:table-cell>
          <table:table-cell office:value-type="float" office:value="94030" calcext:value-type="float">
            <text:p>94030</text:p>
          </table:table-cell>
          <table:table-cell table:formula="of:=282802-[.Q55]-[.Q56]" office:value-type="float" office:value="97020" calcext:value-type="float">
            <text:p>97020</text:p>
          </table:table-cell>
          <table:table-cell table:formula="of:=278965-[.R55]-[.R56]" office:value-type="float" office:value="94369" calcext:value-type="float">
            <text:p>94369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347s</text:p>
          </table:table-cell>
          <table:table-cell office:value-type="string" calcext:value-type="string">
            <text:p>335s</text:p>
          </table:table-cell>
          <table:table-cell office:value-type="percentage" office:value="0.9675" calcext:value-type="percentage">
            <text:p>96.75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office:value-type="percentage" office:value="0.0325" calcext:value-type="percentage">
            <text:p>3.25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5:.U55])" office:value-type="float" office:value="649472" calcext:value-type="float">
            <text:p>649472</text:p>
          </table:table-cell>
          <table:table-cell office:value-type="float" office:value="50053" calcext:value-type="float">
            <text:p>50053</text:p>
          </table:table-cell>
          <table:table-cell table:formula="of:=149776-[.P58]" office:value-type="float" office:value="74123" calcext:value-type="float">
            <text:p>74123</text:p>
          </table:table-cell>
          <table:table-cell office:value-type="float" office:value="91526" calcext:value-type="float">
            <text:p>91526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344s</text:p>
          </table:table-cell>
          <table:table-cell office:value-type="string" calcext:value-type="string">
            <text:p>332s</text:p>
          </table:table-cell>
          <table:table-cell office:value-type="percentage" office:value="0.9673" calcext:value-type="percentage">
            <text:p>96.73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office:value-type="percentage" office:value="0.0327" calcext:value-type="percentage">
            <text:p>3.27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6:.U56])" office:value-type="float" office:value="672858" calcext:value-type="float">
            <text:p>672858</text:p>
          </table:table-cell>
          <table:table-cell office:value-type="float" office:value="50885" calcext:value-type="float">
            <text:p>50885</text:p>
          </table:table-cell>
          <table:table-cell table:formula="of:=226377-[.P55]-[.P58]" office:value-type="float" office:value="76601" calcext:value-type="float">
            <text:p>76601</text:p>
          </table:table-cell>
          <table:table-cell table:formula="of:=185782-[.Q55]" office:value-type="float" office:value="94256" calcext:value-type="float">
            <text:p>94256</text:p>
          </table:table-cell>
          <table:table-cell table:formula="of:=184596-[.R55]" office:value-type="float" office:value="93537" calcext:value-type="float">
            <text:p>9353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344s</text:p>
          </table:table-cell>
          <table:table-cell office:value-type="string" calcext:value-type="string">
            <text:p>331s</text:p>
          </table:table-cell>
          <table:table-cell office:value-type="percentage" office:value="0.9644" calcext:value-type="percentage">
            <text:p>96.44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office:value-type="percentage" office:value="0.0356" calcext:value-type="percentage">
            <text:p>3.56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7:.U57])" office:value-type="float" office:value="675965" calcext:value-type="float">
            <text:p>675965</text:p>
          </table:table-cell>
          <table:table-cell office:value-type="float" office:value="51717" calcext:value-type="float">
            <text:p>51717</text:p>
          </table:table-cell>
          <table:table-cell table:formula="of:=303100-[.P55]-[.P56]-[.P58]" office:value-type="float" office:value="76723" calcext:value-type="float">
            <text:p>76723</text:p>
          </table:table-cell>
          <table:table-cell table:formula="of:=384571-[.Q54]-[.Q55]-[.Q56]" office:value-type="float" office:value="101769" calcext:value-type="float">
            <text:p>101769</text:p>
          </table:table-cell>
          <table:table-cell table:formula="of:=377054-[.R54]-[.R55]-[.R56]" office:value-type="float" office:value="98089" calcext:value-type="float">
            <text:p>9808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343s</text:p>
          </table:table-cell>
          <table:table-cell office:value-type="string" calcext:value-type="string">
            <text:p>330s</text:p>
          </table:table-cell>
          <table:table-cell office:value-type="percentage" office:value="0.9643" calcext:value-type="percentage">
            <text:p>96.43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office:value-type="percentage" office:value="0.0357" calcext:value-type="percentage">
            <text:p>3.57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8:.U58])" office:value-type="float" office:value="743374" calcext:value-type="float">
            <text:p>743374</text:p>
          </table:table-cell>
          <table:table-cell office:value-type="float" office:value="52549" calcext:value-type="float">
            <text:p>52549</text:p>
          </table:table-cell>
          <table:table-cell office:value-type="float" office:value="75653" calcext:value-type="float">
            <text:p>75653</text:p>
          </table:table-cell>
          <table:table-cell table:formula="of:=611949-[.Q54]-[.Q55]-[.Q56]-[.Q57]-[.Q59]" office:value-type="float" office:value="118588" calcext:value-type="float">
            <text:p>118588</text:p>
          </table:table-cell>
          <table:table-cell table:formula="of:=592338-[.R54]-[.R55]-[.R56]-[.R57]-[.R59]" office:value-type="float" office:value="112233" calcext:value-type="float">
            <text:p>11223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341s</text:p>
          </table:table-cell>
          <table:table-cell office:value-type="string" calcext:value-type="string">
            <text:p>329s</text:p>
          </table:table-cell>
          <table:table-cell office:value-type="percentage" office:value="0.967" calcext:value-type="percentage">
            <text:p>96.70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office:value-type="percentage" office:value="0.033" calcext:value-type="percentage">
            <text:p>3.30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9:.U59])" office:value-type="float" office:value="707003" calcext:value-type="float">
            <text:p>707003</text:p>
          </table:table-cell>
          <table:table-cell office:value-type="float" office:value="53381" calcext:value-type="float">
            <text:p>53381</text:p>
          </table:table-cell>
          <table:table-cell table:formula="of:=392258-[.P55]-[.P56]-[.P57]-[.P58]" office:value-type="float" office:value="89158" calcext:value-type="float">
            <text:p>89158</text:p>
          </table:table-cell>
          <table:table-cell table:formula="of:=493361-[.Q54]-[.Q55]-[.Q56]-[.Q57]" office:value-type="float" office:value="108790" calcext:value-type="float">
            <text:p>108790</text:p>
          </table:table-cell>
          <table:table-cell table:formula="of:=480105-[.R54]-[.R55]-[.R56]-[.R57]" office:value-type="float" office:value="103051" calcext:value-type="float">
            <text:p>10305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357s</text:p>
          </table:table-cell>
          <table:table-cell office:value-type="string" calcext:value-type="string">
            <text:p>344s</text:p>
          </table:table-cell>
          <table:table-cell office:value-type="percentage" office:value="0.9658" calcext:value-type="percentage">
            <text:p>96.58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office:value-type="percentage" office:value="0.0342" calcext:value-type="percentage">
            <text:p>3.42%</text:p>
          </table:table-cell>
          <table:table-cell office:value-type="string" calcext:value-type="string">
            <text:p>s.l.</text:p>
          </table:table-cell>
          <table:table-cell office:value-type="float" office:value="20651" calcext:value-type="float">
            <text:p>20651</text:p>
          </table:table-cell>
          <table:table-cell table:formula="of:=SUM([.O60:.U60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188879-[.Q64]" office:value-type="float" office:value="93923" calcext:value-type="float">
            <text:p>93923</text:p>
          </table:table-cell>
          <table:table-cell table:formula="of:=185012-[.R65]"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344s</text:p>
          </table:table-cell>
          <table:table-cell office:value-type="string" calcext:value-type="string">
            <text:p>332s</text:p>
          </table:table-cell>
          <table:table-cell office:value-type="percentage" office:value="0.9673" calcext:value-type="percentage">
            <text:p>96.73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office:value-type="percentage" office:value="0.0327" calcext:value-type="percentage">
            <text:p>3.27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1:.U61])" office:value-type="float" office:value="661702" calcext:value-type="float">
            <text:p>661702</text:p>
          </table:table-cell>
          <table:table-cell office:value-type="float" office:value="50053" calcext:value-type="float">
            <text:p>50053</text:p>
          </table:table-cell>
          <table:table-cell table:formula="of:=224725-[.P63]-[.P64]" office:value-type="float" office:value="75897" calcext:value-type="float">
            <text:p>75897</text:p>
          </table:table-cell>
          <table:table-cell table:formula="of:=286725-[.Q60]-[.Q64]" office:value-type="float" office:value="97846" calcext:value-type="float">
            <text:p>97846</text:p>
          </table:table-cell>
          <table:table-cell table:formula="of:=375812-[.R60]-[.R62]-[.R65]" office:value-type="float" office:value="95195" calcext:value-type="float">
            <text:p>95195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343s</text:p>
          </table:table-cell>
          <table:table-cell office:value-type="string" calcext:value-type="string">
            <text:p>330s</text:p>
          </table:table-cell>
          <table:table-cell office:value-type="percentage" office:value="0.9643" calcext:value-type="percentage">
            <text:p>96.43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office:value-type="percentage" office:value="0.0357" calcext:value-type="percentage">
            <text:p>3.57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2:.U62])" office:value-type="float" office:value="694441" calcext:value-type="float">
            <text:p>694441</text:p>
          </table:table-cell>
          <table:table-cell office:value-type="float" office:value="50885" calcext:value-type="float">
            <text:p>50885</text:p>
          </table:table-cell>
          <table:table-cell table:formula="of:=394096-[.P61]-[.P63]-[.P64]-[.P65]" office:value-type="float" office:value="90048" calcext:value-type="float">
            <text:p>90048</text:p>
          </table:table-cell>
          <table:table-cell table:formula="of:=387049-[.Q60]-[.Q61]-[.Q64]" office:value-type="float" office:value="100324" calcext:value-type="float">
            <text:p>100324</text:p>
          </table:table-cell>
          <table:table-cell table:formula="of:=280617-[.R60]-[.R65]" office:value-type="float" office:value="95605" calcext:value-type="float">
            <text:p>95605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342s</text:p>
          </table:table-cell>
          <table:table-cell office:value-type="string" calcext:value-type="string">
            <text:p>328s</text:p>
          </table:table-cell>
          <table:table-cell office:value-type="percentage" office:value="0.9613" calcext:value-type="percentage">
            <text:p>96.13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3s</text:p>
          </table:table-cell>
          <table:table-cell office:value-type="percentage" office:value="0.0387" calcext:value-type="percentage">
            <text:p>3.87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3:.U63])" office:value-type="float" office:value="698424" calcext:value-type="float">
            <text:p>698424</text:p>
          </table:table-cell>
          <table:table-cell office:value-type="float" office:value="51717" calcext:value-type="float">
            <text:p>51717</text:p>
          </table:table-cell>
          <table:table-cell table:formula="of:=148828-[.P64]" office:value-type="float" office:value="73175" calcext:value-type="float">
            <text:p>73175</text:p>
          </table:table-cell>
          <table:table-cell table:formula="of:=602657-[.Q60]-[.Q61]-[.Q62]-[.Q64]-[.Q65]" office:value-type="float" office:value="116110" calcext:value-type="float">
            <text:p>116110</text:p>
          </table:table-cell>
          <table:table-cell table:formula="of:=584066-[.R60]-[.R61]-[.R62]-[.R64]-[.R65]" office:value-type="float" office:value="109755" calcext:value-type="float">
            <text:p>10975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341s</text:p>
          </table:table-cell>
          <table:table-cell office:value-type="string" calcext:value-type="string">
            <text:p>328s</text:p>
          </table:table-cell>
          <table:table-cell office:value-type="percentage" office:value="0.9641" calcext:value-type="percentage">
            <text:p>96.41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office:value-type="percentage" office:value="0.0359" calcext:value-type="percentage">
            <text:p>3.59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4:.U64])" office:value-type="float" office:value="706008" calcext:value-type="float">
            <text:p>706008</text:p>
          </table:table-cell>
          <table:table-cell office:value-type="float" office:value="52549" calcext:value-type="float">
            <text:p>52549</text:p>
          </table:table-cell>
          <table:table-cell office:value-type="float" office:value="75653" calcext:value-type="float">
            <text:p>75653</text:p>
          </table:table-cell>
          <table:table-cell office:value-type="float" office:value="94956" calcext:value-type="float">
            <text:p>94956</text:p>
          </table:table-cell>
          <table:table-cell table:formula="of:=474311-[.R60]-[.R61]-[.R62]-[.R65]" office:value-type="float" office:value="98499" calcext:value-type="float">
            <text:p>98499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340s</text:p>
          </table:table-cell>
          <table:table-cell office:value-type="string" calcext:value-type="string">
            <text:p>327s</text:p>
          </table:table-cell>
          <table:table-cell office:value-type="percentage" office:value="0.9639" calcext:value-type="percentage">
            <text:p>96.39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office:value-type="percentage" office:value="0.0361" calcext:value-type="percentage">
            <text:p>3.61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5:.U65])" office:value-type="float" office:value="677536" calcext:value-type="float">
            <text:p>677536</text:p>
          </table:table-cell>
          <table:table-cell office:value-type="float" office:value="53381" calcext:value-type="float">
            <text:p>53381</text:p>
          </table:table-cell>
          <table:table-cell table:formula="of:=304048-[.P63]-[.P64]-[.P61]" office:value-type="float" office:value="79323" calcext:value-type="float">
            <text:p>79323</text:p>
          </table:table-cell>
          <table:table-cell table:formula="of:=486547-[.Q60]-[.Q61]-[.Q62]-[.Q64]" office:value-type="float" office:value="99498" calcext:value-type="float">
            <text:p>99498</text:p>
          </table:table-cell>
          <table:table-cell office:value-type="float" office:value="92711" calcext:value-type="float">
            <text:p>9271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357s</text:p>
          </table:table-cell>
          <table:table-cell office:value-type="string" calcext:value-type="string">
            <text:p>344s</text:p>
          </table:table-cell>
          <table:table-cell office:value-type="percentage" office:value="0.9657" calcext:value-type="percentage">
            <text:p>96.57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office:value-type="percentage" office:value="0.0343" calcext:value-type="percentage">
            <text:p>3.43%</text:p>
          </table:table-cell>
          <table:table-cell office:value-type="string" calcext:value-type="string">
            <text:p>s.l.</text:p>
          </table:table-cell>
          <table:table-cell office:value-type="float" office:value="20651" calcext:value-type="float">
            <text:p>20651</text:p>
          </table:table-cell>
          <table:table-cell table:formula="of:=SUM([.O66:.U66])" office:value-type="float" office:value="924321" calcext:value-type="float">
            <text:p>924321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377758-[.Q67]-[.Q68]-[.Q70]" office:value-type="float" office:value="97020" calcext:value-type="float">
            <text:p>97020</text:p>
          </table:table-cell>
          <table:table-cell table:formula="of:=373328-[.R67]-[.R68]-[.R70]" office:value-type="float" office:value="94369" calcext:value-type="float">
            <text:p>94369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344s</text:p>
          </table:table-cell>
          <table:table-cell office:value-type="string" calcext:value-type="string">
            <text:p>332s</text:p>
          </table:table-cell>
          <table:table-cell office:value-type="percentage" office:value="0.9672" calcext:value-type="percentage">
            <text:p>96.72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office:value-type="percentage" office:value="0.0328" calcext:value-type="percentage">
            <text:p>3.28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7:.U67])" office:value-type="float" office:value="649598" calcext:value-type="float">
            <text:p>649598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table:formula="of:=280738-[.Q68]-[.Q70]" office:value-type="float" office:value="91652" calcext:value-type="float">
            <text:p>91652</text:p>
          </table:table-cell>
          <table:table-cell table:formula="of:=184596-[.R68]"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343s</text:p>
          </table:table-cell>
          <table:table-cell office:value-type="string" calcext:value-type="string">
            <text:p>331s</text:p>
          </table:table-cell>
          <table:table-cell office:value-type="percentage" office:value="0.9672" calcext:value-type="percentage">
            <text:p>96.72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office:value-type="percentage" office:value="0.0328" calcext:value-type="percentage">
            <text:p>3.28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8:.U68])" office:value-type="float" office:value="678054" calcext:value-type="float">
            <text:p>678054</text:p>
          </table:table-cell>
          <table:table-cell office:value-type="float" office:value="50885" calcext:value-type="float">
            <text:p>50885</text:p>
          </table:table-cell>
          <table:table-cell table:formula="of:=312092-[.P67]-[.P69]-[.P71]" office:value-type="float" office:value="81923" calcext:value-type="float">
            <text:p>81923</text:p>
          </table:table-cell>
          <table:table-cell office:value-type="float" office:value="94130" calcext:value-type="float">
            <text:p>94130</text:p>
          </table:table-cell>
          <table:table-cell office:value-type="float" office:value="93537" calcext:value-type="float">
            <text:p>9353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342s</text:p>
          </table:table-cell>
          <table:table-cell office:value-type="string" calcext:value-type="string">
            <text:p>330s</text:p>
          </table:table-cell>
          <table:table-cell office:value-type="percentage" office:value="0.9671" calcext:value-type="percentage">
            <text:p>96.71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office:value-type="percentage" office:value="0.0329" calcext:value-type="percentage">
            <text:p>3.29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9:.U69])" office:value-type="float" office:value="675965" calcext:value-type="float">
            <text:p>675965</text:p>
          </table:table-cell>
          <table:table-cell office:value-type="float" office:value="51717" calcext:value-type="float">
            <text:p>51717</text:p>
          </table:table-cell>
          <table:table-cell table:formula="of:=150846-[.P67]" office:value-type="float" office:value="76723" calcext:value-type="float">
            <text:p>76723</text:p>
          </table:table-cell>
          <table:table-cell table:formula="of:=479527-[.Q66]-[.Q67]-[.Q68]-[.Q70]" office:value-type="float" office:value="101769" calcext:value-type="float">
            <text:p>101769</text:p>
          </table:table-cell>
          <table:table-cell table:formula="of:=471417-[.R66]-[.R67]-[.R68]-[.R70]" office:value-type="float" office:value="98089" calcext:value-type="float">
            <text:p>9808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341s</text:p>
          </table:table-cell>
          <table:table-cell office:value-type="string" calcext:value-type="string">
            <text:p>329s</text:p>
          </table:table-cell>
          <table:table-cell office:value-type="percentage" office:value="0.9669" calcext:value-type="percentage">
            <text:p>96.69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office:value-type="percentage" office:value="0.0331" calcext:value-type="percentage">
            <text:p>3.31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70:.U70])" office:value-type="float" office:value="717093" calcext:value-type="float">
            <text:p>717093</text:p>
          </table:table-cell>
          <table:table-cell office:value-type="float" office:value="52549" calcext:value-type="float">
            <text:p>52549</text:p>
          </table:table-cell>
          <table:table-cell table:formula="of:=402966-[.P67]-[.P68]-[.P69]-[.P71]" office:value-type="float" office:value="90874" calcext:value-type="float">
            <text:p>90874</text:p>
          </table:table-cell>
          <table:table-cell table:formula="of:=189086-[.Q68]" office:value-type="float" office:value="94956" calcext:value-type="float">
            <text:p>94956</text:p>
          </table:table-cell>
          <table:table-cell table:formula="of:=278959-[.R68]-[.R67]" office:value-type="float" office:value="94363" calcext:value-type="float">
            <text:p>9436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340s</text:p>
          </table:table-cell>
          <table:table-cell office:value-type="string" calcext:value-type="string">
            <text:p>328s</text:p>
          </table:table-cell>
          <table:table-cell office:value-type="percentage" office:value="0.9669" calcext:value-type="percentage">
            <text:p>96.69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office:value-type="percentage" office:value="0.0331" calcext:value-type="percentage">
            <text:p>3.31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71:.U71])" office:value-type="float" office:value="712844" calcext:value-type="float">
            <text:p>712844</text:p>
          </table:table-cell>
          <table:table-cell office:value-type="float" office:value="53381" calcext:value-type="float">
            <text:p>53381</text:p>
          </table:table-cell>
          <table:table-cell table:formula="of:=230169-[.P67]-[.P69]" office:value-type="float" office:value="79323" calcext:value-type="float">
            <text:p>79323</text:p>
          </table:table-cell>
          <table:table-cell table:formula="of:=596463-[.Q70]-[.Q69]-[.Q68]-[.Q67]-[.Q66]" office:value-type="float" office:value="116936" calcext:value-type="float">
            <text:p>116936</text:p>
          </table:table-cell>
          <table:table-cell table:formula="of:=581998-[.R66]-[.R67]-[.R68]-[.R69]-[.R70]" office:value-type="float" office:value="110581" calcext:value-type="float">
            <text:p>11058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  <table:table-row table:style-name="ro1" table:number-rows-repeated="4">
          <table:table-cell table:style-name="ce2" table:number-columns-repeated="8"/>
          <table:table-cell table:style-name="ce10"/>
          <table:table-cell table:style-name="ce2"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68">
            <text:p>n_choose_k.code</text:p>
          </table:table-cell>
          <table:table-cell table:style-name="ce1" office:value-type="float" office:value="1852988" calcext:value-type="float" table:number-columns-spanned="1" table:number-rows-spanned="68">
            <text:p>1852988</text:p>
          </table:table-cell>
          <table:table-cell table:style-name="ce1" office:value-type="string" calcext:value-type="string" table:number-columns-spanned="1" table:number-rows-spanned="68">
            <text:p>4763 / 1162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824s</text:p>
          </table:table-cell>
          <table:table-cell office:value-type="string" calcext:value-type="string">
            <text:p>99s</text:p>
          </table:table-cell>
          <table:table-cell office:value-type="percentage" office:value="0.121" calcext:value-type="percentage">
            <text:p>12.10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24s</text:p>
          </table:table-cell>
          <table:table-cell office:value-type="percentage" office:value="0.879" calcext:value-type="percentage">
            <text:p>87.90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76:.U76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806s</text:p>
          </table:table-cell>
          <table:table-cell office:value-type="string" calcext:value-type="string">
            <text:p>89s</text:p>
          </table:table-cell>
          <table:table-cell office:value-type="percentage" office:value="0.1106" calcext:value-type="percentage">
            <text:p>11.06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16s</text:p>
          </table:table-cell>
          <table:table-cell office:value-type="percentage" office:value="0.8894" calcext:value-type="percentage">
            <text:p>88.94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77:.U77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812s</text:p>
          </table:table-cell>
          <table:table-cell office:value-type="string" calcext:value-type="string">
            <text:p>96s</text:p>
          </table:table-cell>
          <table:table-cell office:value-type="percentage" office:value="0.1183" calcext:value-type="percentage">
            <text:p>11.83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15s</text:p>
          </table:table-cell>
          <table:table-cell office:value-type="percentage" office:value="0.8817" calcext:value-type="percentage">
            <text:p>88.17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78:.U78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815s</text:p>
          </table:table-cell>
          <table:table-cell office:value-type="string" calcext:value-type="string">
            <text:p>98s</text:p>
          </table:table-cell>
          <table:table-cell office:value-type="percentage" office:value="0.1204" calcext:value-type="percentage">
            <text:p>12.04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16s</text:p>
          </table:table-cell>
          <table:table-cell office:value-type="percentage" office:value="0.8796" calcext:value-type="percentage">
            <text:p>87.96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79:.U79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807s</text:p>
          </table:table-cell>
          <table:table-cell office:value-type="string" calcext:value-type="string">
            <text:p>93s</text:p>
          </table:table-cell>
          <table:table-cell office:value-type="percentage" office:value="0.1154" calcext:value-type="percentage">
            <text:p>11.54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13s</text:p>
          </table:table-cell>
          <table:table-cell office:value-type="percentage" office:value="0.8846" calcext:value-type="percentage">
            <text:p>88.46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80:.U80])" office:value-type="float" office:value="957770" calcext:value-type="float">
            <text:p>957770</text:p>
          </table:table-cell>
          <table:table-cell office:value-type="float" office:value="0" calcext:value-type="float">
            <text:p>0</text:p>
          </table:table-cell>
          <table:table-cell office:value-type="float" office:value="100381" calcext:value-type="float">
            <text:p>100381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 table:style-name="ce2"/>
          <table:table-cell table:style-name="ce4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2" table:formula="of:=SUM([.O81:.U81])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094s</text:p>
          </table:table-cell>
          <table:table-cell office:value-type="string" calcext:value-type="string">
            <text:p>367s</text:p>
          </table:table-cell>
          <table:table-cell office:value-type="percentage" office:value="0.3362" calcext:value-type="percentage">
            <text:p>33.62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26s</text:p>
          </table:table-cell>
          <table:table-cell office:value-type="percentage" office:value="0.6638" calcext:value-type="percentage">
            <text:p>66.38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82:.U82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080s</text:p>
          </table:table-cell>
          <table:table-cell office:value-type="string" calcext:value-type="string">
            <text:p>845s</text:p>
          </table:table-cell>
          <table:table-cell office:value-type="percentage" office:value="0.7832" calcext:value-type="percentage">
            <text:p>78.32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234s</text:p>
          </table:table-cell>
          <table:table-cell office:value-type="percentage" office:value="0.2168" calcext:value-type="percentage">
            <text:p>21.68%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83:.U83])" office:value-type="float" office:value="698606" calcext:value-type="float">
            <text:p>698606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82]" office:value-type="float" office:value="102895" calcext:value-type="float">
            <text:p>102895</text:p>
          </table:table-cell>
          <table:table-cell table:formula="of:=192958-[.R82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108s</text:p>
          </table:table-cell>
          <table:table-cell office:value-type="string" calcext:value-type="string">
            <text:p>377s</text:p>
          </table:table-cell>
          <table:table-cell office:value-type="percentage" office:value="0.3405" calcext:value-type="percentage">
            <text:p>34.05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30s</text:p>
          </table:table-cell>
          <table:table-cell office:value-type="percentage" office:value="0.6595" calcext:value-type="percentage">
            <text:p>65.95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84:.U84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095s</text:p>
          </table:table-cell>
          <table:table-cell office:value-type="string" calcext:value-type="string">
            <text:p>856s</text:p>
          </table:table-cell>
          <table:table-cell office:value-type="percentage" office:value="0.782" calcext:value-type="percentage">
            <text:p>78.20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238s</text:p>
          </table:table-cell>
          <table:table-cell office:value-type="percentage" office:value="0.218" calcext:value-type="percentage">
            <text:p>21.80%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85:.U85])" office:value-type="float" office:value="698606" calcext:value-type="float">
            <text:p>698606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84]" office:value-type="float" office:value="102895" calcext:value-type="float">
            <text:p>102895</text:p>
          </table:table-cell>
          <table:table-cell table:formula="of:=192958-[.R84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108s</text:p>
          </table:table-cell>
          <table:table-cell office:value-type="string" calcext:value-type="string">
            <text:p>375s</text:p>
          </table:table-cell>
          <table:table-cell office:value-type="percentage" office:value="0.3393" calcext:value-type="percentage">
            <text:p>33.93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32s</text:p>
          </table:table-cell>
          <table:table-cell office:value-type="percentage" office:value="0.6607" calcext:value-type="percentage">
            <text:p>66.07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86:.U86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097s</text:p>
          </table:table-cell>
          <table:table-cell office:value-type="string" calcext:value-type="string">
            <text:p>856s</text:p>
          </table:table-cell>
          <table:table-cell office:value-type="percentage" office:value="0.7808" calcext:value-type="percentage">
            <text:p>78.08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240s</text:p>
          </table:table-cell>
          <table:table-cell office:value-type="percentage" office:value="0.2192" calcext:value-type="percentage">
            <text:p>21.92%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87:.U87])" office:value-type="float" office:value="698606" calcext:value-type="float">
            <text:p>698606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86]" office:value-type="float" office:value="102895" calcext:value-type="float">
            <text:p>102895</text:p>
          </table:table-cell>
          <table:table-cell table:formula="of:=192958-[.R86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094s</text:p>
          </table:table-cell>
          <table:table-cell office:value-type="string" calcext:value-type="string">
            <text:p>368s</text:p>
          </table:table-cell>
          <table:table-cell office:value-type="percentage" office:value="0.3372" calcext:value-type="percentage">
            <text:p>33.72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25s</text:p>
          </table:table-cell>
          <table:table-cell office:value-type="percentage" office:value="0.6628" calcext:value-type="percentage">
            <text:p>66.28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88:.U88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080s</text:p>
          </table:table-cell>
          <table:table-cell office:value-type="string" calcext:value-type="string">
            <text:p>845s</text:p>
          </table:table-cell>
          <table:table-cell office:value-type="percentage" office:value="0.783" calcext:value-type="percentage">
            <text:p>78.30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234s</text:p>
          </table:table-cell>
          <table:table-cell office:value-type="percentage" office:value="0.217" calcext:value-type="percentage">
            <text:p>21.70%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89:.U89])" office:value-type="float" office:value="698606" calcext:value-type="float">
            <text:p>698606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88]" office:value-type="float" office:value="102895" calcext:value-type="float">
            <text:p>102895</text:p>
          </table:table-cell>
          <table:table-cell table:formula="of:=192958-[.R88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092s</text:p>
          </table:table-cell>
          <table:table-cell office:value-type="string" calcext:value-type="string">
            <text:p>367s</text:p>
          </table:table-cell>
          <table:table-cell office:value-type="percentage" office:value="0.3368" calcext:value-type="percentage">
            <text:p>33.68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24s</text:p>
          </table:table-cell>
          <table:table-cell office:value-type="percentage" office:value="0.6632" calcext:value-type="percentage">
            <text:p>66.32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90:.U90])" office:value-type="float" office:value="934832" calcext:value-type="float">
            <text:p>934832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193721-[.Q91]" office:value-type="float" office:value="102069" calcext:value-type="float">
            <text:p>102069</text:p>
          </table:table-cell>
          <table:table-cell table:formula="of:=190890-[.R91]" office:value-type="float" office:value="99831" calcext:value-type="float">
            <text:p>9983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081s</text:p>
          </table:table-cell>
          <table:table-cell office:value-type="string" calcext:value-type="string">
            <text:p>832s</text:p>
          </table:table-cell>
          <table:table-cell office:value-type="percentage" office:value="0.7702" calcext:value-type="percentage">
            <text:p>77.02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248s</text:p>
          </table:table-cell>
          <table:table-cell office:value-type="percentage" office:value="0.2298" calcext:value-type="percentage">
            <text:p>22.98%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91:.U91])" office:value-type="float" office:value="677765" calcext:value-type="float">
            <text:p>677765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 table:style-name="ce2"/>
          <table:table-cell table:style-name="ce7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2" table:formula="of:=SUM([.O92:.U92])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1665" calcext:value-type="float">
            <text:p>1665</text:p>
          </table:table-cell>
          <table:table-cell office:value-type="float" office:value="932" calcext:value-type="float">
            <text:p>932</text:p>
          </table:table-cell>
          <table:table-cell office:value-type="percentage" office:value="0.5599" calcext:value-type="percentage">
            <text:p>55.99%</text:p>
          </table:table-cell>
          <table:table-cell office:value-type="string" calcext:value-type="string">
            <text:p>2s</text:p>
          </table:table-cell>
          <table:table-cell office:value-type="percentage" office:value="0.0109" calcext:value-type="percentage">
            <text:p>1.09%</text:p>
          </table:table-cell>
          <table:table-cell office:value-type="string" calcext:value-type="string">
            <text:p>732s</text:p>
          </table:table-cell>
          <table:table-cell office:value-type="percentage" office:value="0.4401" calcext:value-type="percentage">
            <text:p>44.01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93:.U93])" office:value-type="float" office:value="921224" calcext:value-type="float">
            <text:p>921224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table:formula="of:=278139-[.R94]-[.R96]" office:value-type="float" office:value="94369" calcext:value-type="float">
            <text:p>94369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1653" calcext:value-type="float">
            <text:p>1653</text:p>
          </table:table-cell>
          <table:table-cell office:value-type="float" office:value="1416" calcext:value-type="float">
            <text:p>1416</text:p>
          </table:table-cell>
          <table:table-cell office:value-type="percentage" office:value="0.8566" calcext:value-type="percentage">
            <text:p>85.66%</text:p>
          </table:table-cell>
          <table:table-cell office:value-type="string" calcext:value-type="string">
            <text:p>3s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236" calcext:value-type="float">
            <text:p>236</text:p>
          </table:table-cell>
          <table:table-cell office:value-type="percentage" office:value="0.1434" calcext:value-type="percentage">
            <text:p>14.34%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94:.U94])" office:value-type="float" office:value="667035" calcext:value-type="float">
            <text:p>667035</text:p>
          </table:table-cell>
          <table:table-cell office:value-type="float" office:value="50053" calcext:value-type="float">
            <text:p>50053</text:p>
          </table:table-cell>
          <table:table-cell table:formula="of:=148124-[.P96]" office:value-type="float" office:value="74123" calcext:value-type="float">
            <text:p>74123</text:p>
          </table:table-cell>
          <table:table-cell table:formula="of:=394988-[.Q93]-[.Q95]-[.Q96]" office:value-type="float" office:value="109089" calcext:value-type="float">
            <text:p>109089</text:p>
          </table:table-cell>
          <table:table-cell table:formula="of:=183770-[.R96]"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650" calcext:value-type="float">
            <text:p>1650</text:p>
          </table:table-cell>
          <table:table-cell office:value-type="float" office:value="1413" calcext:value-type="float">
            <text:p>1413</text:p>
          </table:table-cell>
          <table:table-cell office:value-type="percentage" office:value="0.8568" calcext:value-type="percentage">
            <text:p>85.68%</text:p>
          </table:table-cell>
          <table:table-cell office:value-type="string" calcext:value-type="string">
            <text:p>3s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236" calcext:value-type="float">
            <text:p>236</text:p>
          </table:table-cell>
          <table:table-cell office:value-type="percentage" office:value="0.1432" calcext:value-type="percentage">
            <text:p>14.32%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95:.U95])" office:value-type="float" office:value="684594" calcext:value-type="float">
            <text:p>684594</text:p>
          </table:table-cell>
          <table:table-cell office:value-type="float" office:value="50885" calcext:value-type="float">
            <text:p>50885</text:p>
          </table:table-cell>
          <table:table-cell table:formula="of:=232972-[.P94]-[.P96]" office:value-type="float" office:value="84848" calcext:value-type="float">
            <text:p>84848</text:p>
          </table:table-cell>
          <table:table-cell table:formula="of:=285899-[.Q96]-[.Q93]" office:value-type="float" office:value="95575" calcext:value-type="float">
            <text:p>95575</text:p>
          </table:table-cell>
          <table:table-cell table:formula="of:=383758-[.R93]-[.R94]-[.R96]" office:value-type="float" office:value="105619" calcext:value-type="float">
            <text:p>10561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float" office:value="1649" calcext:value-type="float">
            <text:p>1649</text:p>
          </table:table-cell>
          <table:table-cell office:value-type="float" office:value="1412" calcext:value-type="float">
            <text:p>1412</text:p>
          </table:table-cell>
          <table:table-cell office:value-type="percentage" office:value="0.8564" calcext:value-type="percentage">
            <text:p>85.64%</text:p>
          </table:table-cell>
          <table:table-cell office:value-type="string" calcext:value-type="string">
            <text:p>4s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236" calcext:value-type="float">
            <text:p>236</text:p>
          </table:table-cell>
          <table:table-cell office:value-type="percentage" office:value="0.1436" calcext:value-type="percentage">
            <text:p>14.36%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96:.U96])" office:value-type="float" office:value="689269" calcext:value-type="float">
            <text:p>689269</text:p>
          </table:table-cell>
          <table:table-cell office:value-type="float" office:value="51717" calcext:value-type="float">
            <text:p>51717</text:p>
          </table:table-cell>
          <table:table-cell office:value-type="float" office:value="74001" calcext:value-type="float">
            <text:p>74001</text:p>
          </table:table-cell>
          <table:table-cell table:formula="of:=190324-[.Q93]" office:value-type="float" office:value="96401" calcext:value-type="float">
            <text:p>96401</text:p>
          </table:table-cell>
          <table:table-cell office:value-type="float" office:value="92711" calcext:value-type="float">
            <text:p>92711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1696" calcext:value-type="float">
            <text:p>1696</text:p>
          </table:table-cell>
          <table:table-cell office:value-type="float" office:value="923" calcext:value-type="float">
            <text:p>923</text:p>
          </table:table-cell>
          <table:table-cell table:style-name="Default" office:value-type="float" office:value="54.46" calcext:value-type="float">
            <text:p>54.4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72" calcext:value-type="float">
            <text:p>772</text:p>
          </table:table-cell>
          <table:table-cell table:style-name="Default" office:value-type="float" office:value="45.54" calcext:value-type="float">
            <text:p>45.54</text:p>
          </table:table-cell>
          <table:table-cell office:value-type="string" calcext:value-type="string">
            <text:p>45.54/54.46</text:p>
          </table:table-cell>
          <table:table-cell office:value-type="float" office:value="13957483" calcext:value-type="float">
            <text:p>13957483</text:p>
          </table:table-cell>
          <table:table-cell table:formula="of:=SUM([.O97:.U97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187227-[.Q100]" office:value-type="float" office:value="93923" calcext:value-type="float">
            <text:p>9392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1681" calcext:value-type="float">
            <text:p>1681</text:p>
          </table:table-cell>
          <table:table-cell office:value-type="float" office:value="1425" calcext:value-type="float">
            <text:p>1425</text:p>
          </table:table-cell>
          <table:table-cell table:style-name="Default" office:value-type="float" office:value="84.8" calcext:value-type="float">
            <text:p>84.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5" calcext:value-type="float">
            <text:p>255</text:p>
          </table:table-cell>
          <table:table-cell table:style-name="Default" office:value-type="float" office:value="15.2" calcext:value-type="float">
            <text:p>15.2</text:p>
          </table:table-cell>
          <table:table-cell office:value-type="string" calcext:value-type="string">
            <text:p>15.20/84.80</text:p>
          </table:table-cell>
          <table:table-cell office:value-type="float" office:value="5126811" calcext:value-type="float">
            <text:p>5126811</text:p>
          </table:table-cell>
          <table:table-cell table:formula="of:=SUM([.O98:.U98])" office:value-type="float" office:value="680769" calcext:value-type="float">
            <text:p>680769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table:formula="of:=391891-[.Q97]-[.Q99]-[.Q100]" office:value-type="float" office:value="109089" calcext:value-type="float">
            <text:p>109089</text:p>
          </table:table-cell>
          <table:table-cell table:formula="of:=385826-[.R97]-[.R99]-[.R100]" office:value-type="float" office:value="104793" calcext:value-type="float">
            <text:p>104793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678" calcext:value-type="float">
            <text:p>1678</text:p>
          </table:table-cell>
          <table:table-cell office:value-type="float" office:value="1425" calcext:value-type="float">
            <text:p>1425</text:p>
          </table:table-cell>
          <table:table-cell table:style-name="Default" office:value-type="float" office:value="84.95" calcext:value-type="float">
            <text:p>84.95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15.05" calcext:value-type="float">
            <text:p>15.05</text:p>
          </table:table-cell>
          <table:table-cell office:value-type="string" calcext:value-type="string">
            <text:p>15.05/84.95</text:p>
          </table:table-cell>
          <table:table-cell office:value-type="float" office:value="5126811" calcext:value-type="float">
            <text:p>5126811</text:p>
          </table:table-cell>
          <table:table-cell table:formula="of:=SUM([.O99:.U99])" office:value-type="float" office:value="672928" calcext:value-type="float">
            <text:p>672928</text:p>
          </table:table-cell>
          <table:table-cell office:value-type="float" office:value="50885" calcext:value-type="float">
            <text:p>50885</text:p>
          </table:table-cell>
          <table:table-cell table:formula="of:=234746-[.P98]-[.P100]" office:value-type="float" office:value="84848" calcext:value-type="float">
            <text:p>84848</text:p>
          </table:table-cell>
          <table:table-cell table:formula="of:=282802-[.Q97]-[.Q100]" office:value-type="float" office:value="95575" calcext:value-type="float">
            <text:p>95575</text:p>
          </table:table-cell>
          <table:table-cell table:formula="of:=281033-[.R97]-[.R100]" office:value-type="float" office:value="93953" calcext:value-type="float">
            <text:p>93953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float" office:value="1677" calcext:value-type="float">
            <text:p>1677</text:p>
          </table:table-cell>
          <table:table-cell office:value-type="float" office:value="1426" calcext:value-type="float">
            <text:p>1426</text:p>
          </table:table-cell>
          <table:table-cell table:style-name="Default" office:value-type="float" office:value="85.04" calcext:value-type="float">
            <text:p>85.0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14.96" calcext:value-type="float">
            <text:p>14.96</text:p>
          </table:table-cell>
          <table:table-cell office:value-type="string" calcext:value-type="string">
            <text:p>14.96/85.04</text:p>
          </table:table-cell>
          <table:table-cell office:value-type="float" office:value="5126811" calcext:value-type="float">
            <text:p>5126811</text:p>
          </table:table-cell>
          <table:table-cell table:formula="of:=SUM([.O100:.U100])" office:value-type="float" office:value="690014" calcext:value-type="float">
            <text:p>690014</text:p>
          </table:table-cell>
          <table:table-cell office:value-type="float" office:value="51717" calcext:value-type="float">
            <text:p>51717</text:p>
          </table:table-cell>
          <table:table-cell table:formula="of:=149898-[.P98]" office:value-type="float" office:value="75775" calcext:value-type="float">
            <text:p>75775</text:p>
          </table:table-cell>
          <table:table-cell office:value-type="float" office:value="93304" calcext:value-type="float">
            <text:p>93304</text:p>
          </table:table-cell>
          <table:table-cell table:formula="of:=187080-[.R97]" office:value-type="float" office:value="94779" calcext:value-type="float">
            <text:p>94779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1699" calcext:value-type="float">
            <text:p>1699</text:p>
          </table:table-cell>
          <table:table-cell office:value-type="float" office:value="933" calcext:value-type="float">
            <text:p>933</text:p>
          </table:table-cell>
          <table:table-cell table:style-name="Default" office:value-type="float" office:value="54.96" calcext:value-type="float">
            <text:p>54.9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65" calcext:value-type="float">
            <text:p>765</text:p>
          </table:table-cell>
          <table:table-cell table:style-name="Default" office:value-type="float" office:value="45.04" calcext:value-type="float">
            <text:p>45.04</text:p>
          </table:table-cell>
          <table:table-cell office:value-type="string" calcext:value-type="string">
            <text:p>45.04/54.96</text:p>
          </table:table-cell>
          <table:table-cell office:value-type="float" office:value="13957483" calcext:value-type="float">
            <text:p>13957483</text:p>
          </table:table-cell>
          <table:table-cell table:formula="of:=SUM([.O101:.U101])" office:value-type="float" office:value="933496" calcext:value-type="float">
            <text:p>93349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385697-[.Q102]-[.Q103]-[.Q104]" office:value-type="float" office:value="108263" calcext:value-type="float">
            <text:p>10826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1683" calcext:value-type="float">
            <text:p>1683</text:p>
          </table:table-cell>
          <table:table-cell office:value-type="float" office:value="1431" calcext:value-type="float">
            <text:p>1431</text:p>
          </table:table-cell>
          <table:table-cell table:style-name="Default" office:value-type="float" office:value="85.08" calcext:value-type="float">
            <text:p>85.0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1" calcext:value-type="float">
            <text:p>251</text:p>
          </table:table-cell>
          <table:table-cell table:style-name="Default" office:value-type="float" office:value="14.92" calcext:value-type="float">
            <text:p>14.92</text:p>
          </table:table-cell>
          <table:table-cell office:value-type="string" calcext:value-type="string">
            <text:p>14.92/85.08</text:p>
          </table:table-cell>
          <table:table-cell office:value-type="float" office:value="5126811" calcext:value-type="float">
            <text:p>5126811</text:p>
          </table:table-cell>
          <table:table-cell table:formula="of:=SUM([.O102:.U102])" office:value-type="float" office:value="653734" calcext:value-type="float">
            <text:p>653734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office:value-type="float" office:value="91652" calcext:value-type="float">
            <text:p>91652</text:p>
          </table:table-cell>
          <table:table-cell table:formula="of:=187496-[.R101]" office:value-type="float" office:value="95195" calcext:value-type="float">
            <text:p>95195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679" calcext:value-type="float">
            <text:p>1679</text:p>
          </table:table-cell>
          <table:table-cell office:value-type="float" office:value="1427" calcext:value-type="float">
            <text:p>1427</text:p>
          </table:table-cell>
          <table:table-cell table:style-name="Default"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1" calcext:value-type="float">
            <text:p>251</text:p>
          </table:table-cell>
          <table:table-cell table:style-name="Default" office:value-type="float" office:value="14.98" calcext:value-type="float">
            <text:p>14.98</text:p>
          </table:table-cell>
          <table:table-cell office:value-type="string" calcext:value-type="string">
            <text:p>14.98/85.02</text:p>
          </table:table-cell>
          <table:table-cell office:value-type="float" office:value="5126811" calcext:value-type="float">
            <text:p>5126811</text:p>
          </table:table-cell>
          <table:table-cell table:formula="of:=SUM([.O103:.U103])" office:value-type="float" office:value="673372" calcext:value-type="float">
            <text:p>673372</text:p>
          </table:table-cell>
          <table:table-cell office:value-type="float" office:value="50885" calcext:value-type="float">
            <text:p>50885</text:p>
          </table:table-cell>
          <table:table-cell table:formula="of:=150846-[.P102]" office:value-type="float" office:value="76723" calcext:value-type="float">
            <text:p>76723</text:p>
          </table:table-cell>
          <table:table-cell table:formula="of:=277434-[.Q104]-[.Q102]" office:value-type="float" office:value="92478" calcext:value-type="float">
            <text:p>92478</text:p>
          </table:table-cell>
          <table:table-cell table:formula="of:=389962-[.R101]-[.R102]-[.R104]" office:value-type="float" office:value="105619" calcext:value-type="float">
            <text:p>10561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float" office:value="1676" calcext:value-type="float">
            <text:p>1676</text:p>
          </table:table-cell>
          <table:table-cell office:value-type="float" office:value="1424" calcext:value-type="float">
            <text:p>1424</text:p>
          </table:table-cell>
          <table:table-cell table:style-name="Default" office:value-type="float" office:value="84.99" calcext:value-type="float">
            <text:p>84.9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1" calcext:value-type="float">
            <text:p>251</text:p>
          </table:table-cell>
          <table:table-cell table:style-name="Default" office:value-type="float" office:value="15.01" calcext:value-type="float">
            <text:p>15.01</text:p>
          </table:table-cell>
          <table:table-cell office:value-type="string" calcext:value-type="string">
            <text:p>15.01/84.99</text:p>
          </table:table-cell>
          <table:table-cell office:value-type="float" office:value="5126811" calcext:value-type="float">
            <text:p>5126811</text:p>
          </table:table-cell>
          <table:table-cell table:formula="of:=SUM([.O104:.U104])" office:value-type="float" office:value="701981" calcext:value-type="float">
            <text:p>701981</text:p>
          </table:table-cell>
          <table:table-cell office:value-type="float" office:value="51717" calcext:value-type="float">
            <text:p>51717</text:p>
          </table:table-cell>
          <table:table-cell table:formula="of:=236520-[.P102]-[.P103]" office:value-type="float" office:value="85674" calcext:value-type="float">
            <text:p>85674</text:p>
          </table:table-cell>
          <table:table-cell table:formula="of:=184956-[.Q102]" office:value-type="float" office:value="93304" calcext:value-type="float">
            <text:p>93304</text:p>
          </table:table-cell>
          <table:table-cell table:formula="of:=284343-[.R101]-[.R102]" office:value-type="float" office:value="96847" calcext:value-type="float">
            <text:p>96847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1848" calcext:value-type="float">
            <text:p>1848</text:p>
          </table:table-cell>
          <table:table-cell office:value-type="float" office:value="1111" calcext:value-type="float">
            <text:p>1111</text:p>
          </table:table-cell>
          <table:table-cell table:style-name="Default" office:value-type="float" office:value="60.16" calcext:value-type="float">
            <text:p>60.1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36" calcext:value-type="float">
            <text:p>736</text:p>
          </table:table-cell>
          <table:table-cell table:style-name="Default" office:value-type="float" office:value="39.84" calcext:value-type="float">
            <text:p>39.84</text:p>
          </table:table-cell>
          <table:table-cell office:value-type="string" calcext:value-type="string">
            <text:p>39.84/60.16</text:p>
          </table:table-cell>
          <table:table-cell office:value-type="float" office:value="13957483" calcext:value-type="float">
            <text:p>13957483</text:p>
          </table:table-cell>
          <table:table-cell table:formula="of:=SUM([.O105:.U105])" office:value-type="float" office:value="924321" calcext:value-type="float">
            <text:p>924321</text:p>
          </table:table-cell>
          <table:table-cell office:value-type="float" office:value="0" calcext:value-type="float">
            <text:p>0</text:p>
          </table:table-cell>
          <table:table-cell table:formula="of:=246749-152655" office:value-type="float" office:value="94094" calcext:value-type="float">
            <text:p>94094</text:p>
          </table:table-cell>
          <table:table-cell table:formula="of:=188672-[.Q106]" office:value-type="float" office:value="97020" calcext:value-type="float">
            <text:p>97020</text:p>
          </table:table-cell>
          <table:table-cell table:formula="of:=185428-[.R106]" office:value-type="float" office:value="94369" calcext:value-type="float">
            <text:p>94369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1814" calcext:value-type="float">
            <text:p>1814</text:p>
          </table:table-cell>
          <table:table-cell office:value-type="float" office:value="1378" calcext:value-type="float">
            <text:p>1378</text:p>
          </table:table-cell>
          <table:table-cell table:style-name="Default" office:value-type="float" office:value="75.99" calcext:value-type="float">
            <text:p>75.99</text:p>
          </table:table-cell>
          <table:table-cell office:value-type="float" office:value="186" calcext:value-type="float">
            <text:p>186</text:p>
          </table:table-cell>
          <table:table-cell office:value-type="percentage" office:value="0.103" calcext:value-type="percentage">
            <text:p>10.30%</text:p>
          </table:table-cell>
          <table:table-cell office:value-type="float" office:value="248" calcext:value-type="float">
            <text:p>248</text:p>
          </table:table-cell>
          <table:table-cell table:style-name="Default" office:value-type="float" office:value="13.71" calcext:value-type="float">
            <text:p>13.71</text:p>
          </table:table-cell>
          <table:table-cell office:value-type="string" calcext:value-type="string">
            <text:p>15.28/84.72</text:p>
          </table:table-cell>
          <table:table-cell office:value-type="float" office:value="5126811" calcext:value-type="float">
            <text:p>5126811</text:p>
          </table:table-cell>
          <table:table-cell table:formula="of:=SUM([.O106:.U106])" office:value-type="float" office:value="659497" calcext:value-type="float">
            <text:p>659497</text:p>
          </table:table-cell>
          <table:table-cell office:value-type="float" office:value="50053" calcext:value-type="float">
            <text:p>50053</text:p>
          </table:table-cell>
          <table:table-cell table:formula="of:=157197-[.P108]" office:value-type="float" office:value="84022" calcext:value-type="float">
            <text:p>84022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813" calcext:value-type="float">
            <text:p>1813</text:p>
          </table:table-cell>
          <table:table-cell office:value-type="float" office:value="1430" calcext:value-type="float">
            <text:p>1430</text:p>
          </table:table-cell>
          <table:table-cell table:style-name="Default" office:value-type="float" office:value="78.88" calcext:value-type="float">
            <text:p>78.88</text:p>
          </table:table-cell>
          <table:table-cell office:value-type="float" office:value="146" calcext:value-type="float">
            <text:p>146</text:p>
          </table:table-cell>
          <table:table-cell office:value-type="percentage" office:value="0.0807" calcext:value-type="percentage">
            <text:p>8.07%</text:p>
          </table:table-cell>
          <table:table-cell office:value-type="float" office:value="236" calcext:value-type="float">
            <text:p>236</text:p>
          </table:table-cell>
          <table:table-cell table:style-name="Default" office:value-type="float" office:value="13.05" calcext:value-type="float">
            <text:p>13.05</text:p>
          </table:table-cell>
          <table:table-cell office:value-type="string" calcext:value-type="string">
            <text:p>14.19/85.81</text:p>
          </table:table-cell>
          <table:table-cell office:value-type="float" office:value="5126811" calcext:value-type="float">
            <text:p>5126811</text:p>
          </table:table-cell>
          <table:table-cell table:formula="of:=SUM([.O107:.U107])" office:value-type="float" office:value="668898" calcext:value-type="float">
            <text:p>668898</text:p>
          </table:table-cell>
          <table:table-cell office:value-type="float" office:value="50885" calcext:value-type="float">
            <text:p>50885</text:p>
          </table:table-cell>
          <table:table-cell office:value-type="float" office:value="74001" calcext:value-type="float">
            <text:p>74001</text:p>
          </table:table-cell>
          <table:table-cell table:formula="of:=288170-[.Q106]-[.Q105]" office:value-type="float" office:value="99498" calcext:value-type="float">
            <text:p>99498</text:p>
          </table:table-cell>
          <table:table-cell table:formula="of:=282275-[.R105]-[.R106]" office:value-type="float" office:value="96847" calcext:value-type="float">
            <text:p>96847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float" office:value="1814" calcext:value-type="float">
            <text:p>1814</text:p>
          </table:table-cell>
          <table:table-cell office:value-type="float" office:value="1374" calcext:value-type="float">
            <text:p>1374</text:p>
          </table:table-cell>
          <table:table-cell table:style-name="Default" office:value-type="float" office:value="75.79" calcext:value-type="float">
            <text:p>75.79</text:p>
          </table:table-cell>
          <table:table-cell office:value-type="float" office:value="184" calcext:value-type="float">
            <text:p>184</text:p>
          </table:table-cell>
          <table:table-cell office:value-type="percentage" office:value="0.1015" calcext:value-type="percentage">
            <text:p>10.15%</text:p>
          </table:table-cell>
          <table:table-cell office:value-type="float" office:value="255" calcext:value-type="float">
            <text:p>255</text:p>
          </table:table-cell>
          <table:table-cell table:style-name="Default" office:value-type="float" office:value="14.07" calcext:value-type="float">
            <text:p>14.07</text:p>
          </table:table-cell>
          <table:table-cell office:value-type="string" calcext:value-type="string">
            <text:p>15.66/84.34</text:p>
          </table:table-cell>
          <table:table-cell office:value-type="float" office:value="5126811" calcext:value-type="float">
            <text:p>5126811</text:p>
          </table:table-cell>
          <table:table-cell table:formula="of:=SUM([.O108:.U108])" office:value-type="float" office:value="714865" calcext:value-type="float">
            <text:p>714865</text:p>
          </table:table-cell>
          <table:table-cell office:value-type="float" office:value="51717" calcext:value-type="float">
            <text:p>51717</text:p>
          </table:table-cell>
          <table:table-cell office:value-type="float" office:value="73175" calcext:value-type="float">
            <text:p>73175</text:p>
          </table:table-cell>
          <table:table-cell table:formula="of:=398085-[.Q105]-[.Q106]-[.Q107]" office:value-type="float" office:value="109915" calcext:value-type="float">
            <text:p>109915</text:p>
          </table:table-cell>
          <table:table-cell table:formula="of:=387894-[.R105]-[.R106]-[.R107]" office:value-type="float" office:value="105619" calcext:value-type="float">
            <text:p>105619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2054" calcext:value-type="float">
            <text:p>2054</text:p>
          </table:table-cell>
          <table:table-cell office:value-type="float" office:value="918" calcext:value-type="float">
            <text:p>918</text:p>
          </table:table-cell>
          <table:table-cell table:style-name="Default" office:value-type="float" office:value="44.73" calcext:value-type="float">
            <text:p>44.73</text:p>
          </table:table-cell>
          <table:table-cell office:value-type="float" office:value="390" calcext:value-type="float">
            <text:p>390</text:p>
          </table:table-cell>
          <table:table-cell office:value-type="percentage" office:value="0.19" calcext:value-type="percentage">
            <text:p>19.00%</text:p>
          </table:table-cell>
          <table:table-cell office:value-type="float" office:value="744" calcext:value-type="float">
            <text:p>744</text:p>
          </table:table-cell>
          <table:table-cell table:style-name="Default" office:value-type="float" office:value="36.27" calcext:value-type="float">
            <text:p>36.27</text:p>
          </table:table-cell>
          <table:table-cell office:value-type="string" calcext:value-type="string">
            <text:p>44.78/55.22</text:p>
          </table:table-cell>
          <table:table-cell office:value-type="float" office:value="13957483" calcext:value-type="float">
            <text:p>13957483</text:p>
          </table:table-cell>
          <table:table-cell table:formula="of:=SUM([.O109:.U109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186401-[.Q111]" office:value-type="float" office:value="93923" calcext:value-type="float">
            <text:p>9392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2040" calcext:value-type="float">
            <text:p>2040</text:p>
          </table:table-cell>
          <table:table-cell office:value-type="float" office:value="1797" calcext:value-type="float">
            <text:p>1797</text:p>
          </table:table-cell>
          <table:table-cell table:style-name="Default" office:value-type="float" office:value="88.13" calcext:value-type="float">
            <text:p>88.1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2" calcext:value-type="float">
            <text:p>242</text:p>
          </table:table-cell>
          <table:table-cell table:style-name="Default" office:value-type="float" office:value="11.87" calcext:value-type="float">
            <text:p>11.87</text:p>
          </table:table-cell>
          <table:table-cell office:value-type="string" calcext:value-type="string">
            <text:p>11.87/88.13</text:p>
          </table:table-cell>
          <table:table-cell office:value-type="float" office:value="5126811" calcext:value-type="float">
            <text:p>5126811</text:p>
          </table:table-cell>
          <table:table-cell table:formula="of:=SUM([.O110:.U110])" office:value-type="float" office:value="682522" calcext:value-type="float">
            <text:p>682522</text:p>
          </table:table-cell>
          <table:table-cell office:value-type="float" office:value="50053" calcext:value-type="float">
            <text:p>50053</text:p>
          </table:table-cell>
          <table:table-cell table:formula="of:=231198-[.P111]-[.P112]" office:value-type="float" office:value="84022" calcext:value-type="float">
            <text:p>84022</text:p>
          </table:table-cell>
          <table:table-cell table:formula="of:=287344-[.Q109]-[.Q111]" office:value-type="float" office:value="100943" calcext:value-type="float">
            <text:p>100943</text:p>
          </table:table-cell>
          <table:table-cell table:formula="of:=385826-[.R109]-[.R111]-[.R112]" office:value-type="float" office:value="104793" calcext:value-type="float">
            <text:p>104793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2040" calcext:value-type="float">
            <text:p>2040</text:p>
          </table:table-cell>
          <table:table-cell office:value-type="float" office:value="1484" calcext:value-type="float">
            <text:p>1484</text:p>
          </table:table-cell>
          <table:table-cell table:style-name="Default" office:value-type="float" office:value="72.77" calcext:value-type="float">
            <text:p>72.77</text:p>
          </table:table-cell>
          <table:table-cell office:value-type="float" office:value="314" calcext:value-type="float">
            <text:p>314</text:p>
          </table:table-cell>
          <table:table-cell office:value-type="percentage" office:value="0.1543" calcext:value-type="percentage">
            <text:p>15.43%</text:p>
          </table:table-cell>
          <table:table-cell office:value-type="float" office:value="240" calcext:value-type="float">
            <text:p>240</text:p>
          </table:table-cell>
          <table:table-cell table:style-name="Default" office:value-type="float" office:value="11.8" calcext:value-type="float">
            <text:p>11.8</text:p>
          </table:table-cell>
          <table:table-cell office:value-type="string" calcext:value-type="string">
            <text:p>13.95/86.05</text:p>
          </table:table-cell>
          <table:table-cell office:value-type="float" office:value="5126811" calcext:value-type="float">
            <text:p>5126811</text:p>
          </table:table-cell>
          <table:table-cell table:formula="of:=SUM([.O111:.U111])" office:value-type="float" office:value="658158" calcext:value-type="float">
            <text:p>658158</text:p>
          </table:table-cell>
          <table:table-cell office:value-type="float" office:value="50885" calcext:value-type="float">
            <text:p>50885</text:p>
          </table:table-cell>
          <table:table-cell table:formula="of:=147176-[.P112]" office:value-type="float" office:value="73175" calcext:value-type="float">
            <text:p>73175</text:p>
          </table:table-cell>
          <table:table-cell office:value-type="float" office:value="92478" calcext:value-type="float">
            <text:p>92478</text:p>
          </table:table-cell>
          <table:table-cell table:formula="of:=186254-[.R109]" office:value-type="float" office:value="93953" calcext:value-type="float">
            <text:p>93953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float" office:value="2039" calcext:value-type="float">
            <text:p>2039</text:p>
          </table:table-cell>
          <table:table-cell office:value-type="float" office:value="1588" calcext:value-type="float">
            <text:p>1588</text:p>
          </table:table-cell>
          <table:table-cell table:style-name="Default" office:value-type="float" office:value="77.9" calcext:value-type="float">
            <text:p>77.9</text:p>
          </table:table-cell>
          <table:table-cell office:value-type="float" office:value="208" calcext:value-type="float">
            <text:p>208</text:p>
          </table:table-cell>
          <table:table-cell office:value-type="percentage" office:value="0.1022" calcext:value-type="percentage">
            <text:p>10.22%</text:p>
          </table:table-cell>
          <table:table-cell office:value-type="float" office:value="242" calcext:value-type="float">
            <text:p>242</text:p>
          </table:table-cell>
          <table:table-cell table:style-name="Default" office:value-type="float" office:value="11.88" calcext:value-type="float">
            <text:p>11.88</text:p>
          </table:table-cell>
          <table:table-cell office:value-type="string" calcext:value-type="string">
            <text:p>13.23/86.77</text:p>
          </table:table-cell>
          <table:table-cell office:value-type="float" office:value="5126811" calcext:value-type="float">
            <text:p>5126811</text:p>
          </table:table-cell>
          <table:table-cell table:formula="of:=SUM([.O112:.U112])" office:value-type="float" office:value="705677" calcext:value-type="float">
            <text:p>705677</text:p>
          </table:table-cell>
          <table:table-cell office:value-type="float" office:value="51717" calcext:value-type="float">
            <text:p>51717</text:p>
          </table:table-cell>
          <table:table-cell office:value-type="float" office:value="74001" calcext:value-type="float">
            <text:p>74001</text:p>
          </table:table-cell>
          <table:table-cell table:formula="of:=398085-[.Q111]-[.Q109]-[.Q110]" office:value-type="float" office:value="110741" calcext:value-type="float">
            <text:p>110741</text:p>
          </table:table-cell>
          <table:table-cell table:formula="of:=281033-[.R109]-[.R111]" office:value-type="float" office:value="94779" calcext:value-type="float">
            <text:p>94779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 table:style-name="ce2"/>
          <table:table-cell table:style-name="ce7"/>
          <table:table-cell table:style-name="ce2" table:number-columns-repeated="4"/>
          <table:table-cell table:style-name="ce10"/>
          <table:table-cell table:style-name="ce2" table:number-columns-repeated="1015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1478" calcext:value-type="float">
            <text:p>1478</text:p>
          </table:table-cell>
          <table:table-cell table:style-name="Default" office:value-type="float" office:value="60.03" calcext:value-type="float">
            <text:p>60.03</text:p>
          </table:table-cell>
          <table:table-cell office:value-type="float" office:value="245" calcext:value-type="float">
            <text:p>245</text:p>
          </table:table-cell>
          <table:table-cell table:style-name="Default" office:value-type="float" office:value="9.98" calcext:value-type="float">
            <text:p>9.98</text:p>
          </table:table-cell>
          <table:table-cell office:value-type="float" office:value="738" calcext:value-type="float">
            <text:p>738</text:p>
          </table:table-cell>
          <table:table-cell table:style-name="Default" office:value-type="float" office:value="29.99" calcext:value-type="float">
            <text:p>29.99</text:p>
          </table:table-cell>
          <table:table-cell office:value-type="string" calcext:value-type="string">
            <text:p>33.32/66.68</text:p>
          </table:table-cell>
          <table:table-cell office:value-type="float" office:value="13957483" calcext:value-type="float">
            <text:p>13957483</text:p>
          </table:table-cell>
          <table:table-cell table:formula="of:=SUM([.O114:.U114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283009-[.Q116]-[.Q118]" office:value-type="float" office:value="93923" calcext:value-type="float">
            <text:p>93923</text:p>
          </table:table-cell>
          <table:table-cell table:formula="of:=278549-[.R117]-[.R118]"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2449" calcext:value-type="float">
            <text:p>2449</text:p>
          </table:table-cell>
          <table:table-cell office:value-type="float" office:value="2046" calcext:value-type="float">
            <text:p>2046</text:p>
          </table:table-cell>
          <table:table-cell table:style-name="Default" office:value-type="float" office:value="83.55" calcext:value-type="float">
            <text:p>83.55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5.99" calcext:value-type="float">
            <text:p>5.99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10.46" calcext:value-type="float">
            <text:p>10.46</text:p>
          </table:table-cell>
          <table:table-cell office:value-type="string" calcext:value-type="string">
            <text:p>11.12/88.88</text:p>
          </table:table-cell>
          <table:table-cell office:value-type="float" office:value="5126811" calcext:value-type="float">
            <text:p>5126811</text:p>
          </table:table-cell>
          <table:table-cell table:formula="of:=SUM([.O115:.U115])" office:value-type="float" office:value="679434" calcext:value-type="float">
            <text:p>679434</text:p>
          </table:table-cell>
          <table:table-cell office:value-type="float" office:value="50053" calcext:value-type="float">
            <text:p>50053</text:p>
          </table:table-cell>
          <table:table-cell table:formula="of:=298540-[.P116]-[.P118]-[.P119]" office:value-type="float" office:value="74123" calcext:value-type="float">
            <text:p>74123</text:p>
          </table:table-cell>
          <table:table-cell table:formula="of:=590269-[.Q114]-[.Q116]-[.Q117]-[.Q118]-[.Q119]" office:value-type="float" office:value="115284" calcext:value-type="float">
            <text:p>115284</text:p>
          </table:table-cell>
          <table:table-cell table:formula="of:=375812-[.R114]-[.R117]-[.R118]" office:value-type="float" office:value="97263" calcext:value-type="float">
            <text:p>97263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2448" calcext:value-type="float">
            <text:p>2448</text:p>
          </table:table-cell>
          <table:table-cell office:value-type="float" office:value="1992" calcext:value-type="float">
            <text:p>1992</text:p>
          </table:table-cell>
          <table:table-cell table:style-name="Default" office:value-type="float" office:value="81.37" calcext:value-type="float">
            <text:p>81.37</text:p>
          </table:table-cell>
          <table:table-cell office:value-type="float" office:value="204" calcext:value-type="float">
            <text:p>204</text:p>
          </table:table-cell>
          <table:table-cell table:style-name="Default" office:value-type="float" office:value="8.34" calcext:value-type="float">
            <text:p>8.34</text:p>
          </table:table-cell>
          <table:table-cell office:value-type="float" office:value="251" calcext:value-type="float">
            <text:p>251</text:p>
          </table:table-cell>
          <table:table-cell table:style-name="Default" office:value-type="float" office:value="10.29" calcext:value-type="float">
            <text:p>10.29</text:p>
          </table:table-cell>
          <table:table-cell office:value-type="string" calcext:value-type="string">
            <text:p>11.22/88.78</text:p>
          </table:table-cell>
          <table:table-cell office:value-type="float" office:value="5126811" calcext:value-type="float">
            <text:p>5126811</text:p>
          </table:table-cell>
          <table:table-cell table:formula="of:=SUM([.O116:.U116])" office:value-type="float" office:value="688828" calcext:value-type="float">
            <text:p>688828</text:p>
          </table:table-cell>
          <table:table-cell office:value-type="float" office:value="50885" calcext:value-type="float">
            <text:p>50885</text:p>
          </table:table-cell>
          <table:table-cell table:formula="of:=224417-[.P118]-[.P119]" office:value-type="float" office:value="74827" calcext:value-type="float">
            <text:p>74827</text:p>
          </table:table-cell>
          <table:table-cell table:formula="of:=189086-[.Q118]" office:value-type="float" office:value="94130" calcext:value-type="float">
            <text:p>94130</text:p>
          </table:table-cell>
          <table:table-cell table:formula="of:=588202-[.R119]-[.R114]-[.R115]-[.R117]-[.R118]" office:value-type="float" office:value="111407" calcext:value-type="float">
            <text:p>11140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2446" calcext:value-type="float">
            <text:p>2446</text:p>
          </table:table-cell>
          <table:table-cell office:value-type="float" office:value="1921" calcext:value-type="float">
            <text:p>1921</text:p>
          </table:table-cell>
          <table:table-cell table:style-name="Default" office:value-type="float" office:value="78.56" calcext:value-type="float">
            <text:p>78.56</text:p>
          </table:table-cell>
          <table:table-cell office:value-type="float" office:value="269" calcext:value-type="float">
            <text:p>269</text:p>
          </table:table-cell>
          <table:table-cell table:style-name="Default" office:value-type="float" office:value="11.03" calcext:value-type="float">
            <text:p>11.03</text:p>
          </table:table-cell>
          <table:table-cell office:value-type="float" office:value="254" calcext:value-type="float">
            <text:p>254</text:p>
          </table:table-cell>
          <table:table-cell table:style-name="Default" office:value-type="float" office:value="10.42" calcext:value-type="float">
            <text:p>10.42</text:p>
          </table:table-cell>
          <table:table-cell office:value-type="string" calcext:value-type="string">
            <text:p>11.71/88.29</text:p>
          </table:table-cell>
          <table:table-cell office:value-type="float" office:value="5126811" calcext:value-type="float">
            <text:p>5126811</text:p>
          </table:table-cell>
          <table:table-cell table:formula="of:=SUM([.O117:.U117])" office:value-type="float" office:value="675240" calcext:value-type="float">
            <text:p>675240</text:p>
          </table:table-cell>
          <table:table-cell office:value-type="float" office:value="51717" calcext:value-type="float">
            <text:p>51717</text:p>
          </table:table-cell>
          <table:table-cell office:value-type="float" office:value="88396" calcext:value-type="float">
            <text:p>88396</text:p>
          </table:table-cell>
          <table:table-cell table:formula="of:=378584-[.Q114]-[.Q116]-[.Q118]" office:value-type="float" office:value="95575" calcext:value-type="float">
            <text:p>95575</text:p>
          </table:table-cell>
          <table:table-cell table:formula="of:=186248-[.R118]"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2446" calcext:value-type="float">
            <text:p>2446</text:p>
          </table:table-cell>
          <table:table-cell office:value-type="float" office:value="1981" calcext:value-type="float">
            <text:p>1981</text:p>
          </table:table-cell>
          <table:table-cell table:style-name="Default" office:value-type="float" office:value="81.01" calcext:value-type="float">
            <text:p>81.01</text:p>
          </table:table-cell>
          <table:table-cell office:value-type="float" office:value="223" calcext:value-type="float">
            <text:p>223</text:p>
          </table:table-cell>
          <table:table-cell table:style-name="Default" office:value-type="float" office:value="9.13" calcext:value-type="float">
            <text:p>9.13</text:p>
          </table:table-cell>
          <table:table-cell office:value-type="float" office:value="241" calcext:value-type="float">
            <text:p>241</text:p>
          </table:table-cell>
          <table:table-cell table:style-name="Default" office:value-type="float" office:value="9.86" calcext:value-type="float">
            <text:p>9.86</text:p>
          </table:table-cell>
          <table:table-cell office:value-type="string" calcext:value-type="string">
            <text:p>10.85/89.15</text:p>
          </table:table-cell>
          <table:table-cell office:value-type="float" office:value="5126811" calcext:value-type="float">
            <text:p>5126811</text:p>
          </table:table-cell>
          <table:table-cell table:formula="of:=SUM([.O118:.U118])" office:value-type="float" office:value="701872" calcext:value-type="float">
            <text:p>701872</text:p>
          </table:table-cell>
          <table:table-cell office:value-type="float" office:value="52549" calcext:value-type="float">
            <text:p>52549</text:p>
          </table:table-cell>
          <table:table-cell office:value-type="float" office:value="75653" calcext:value-type="float">
            <text:p>75653</text:p>
          </table:table-cell>
          <table:table-cell office:value-type="float" office:value="94956" calcext:value-type="float">
            <text:p>94956</text:p>
          </table:table-cell>
          <table:table-cell office:value-type="float" office:value="94363" calcext:value-type="float">
            <text:p>9436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float" office:value="2445" calcext:value-type="float">
            <text:p>2445</text:p>
          </table:table-cell>
          <table:table-cell office:value-type="float" office:value="2201" calcext:value-type="float">
            <text:p>2201</text:p>
          </table:table-cell>
          <table:table-cell table:style-name="Default" office:value-type="float" office:value="90.05" calcext:value-type="float">
            <text:p>90.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style-name="Default" office:value-type="float" office:value="9.95" calcext:value-type="float">
            <text:p>9.95</text:p>
          </table:table-cell>
          <table:table-cell office:value-type="string" calcext:value-type="string">
            <text:p>9.95/90.05</text:p>
          </table:table-cell>
          <table:table-cell office:value-type="float" office:value="5126811" calcext:value-type="float">
            <text:p>5126811</text:p>
          </table:table-cell>
          <table:table-cell table:formula="of:=SUM([.O119:.U119])" office:value-type="float" office:value="677325" calcext:value-type="float">
            <text:p>677325</text:p>
          </table:table-cell>
          <table:table-cell office:value-type="float" office:value="53381" calcext:value-type="float">
            <text:p>53381</text:p>
          </table:table-cell>
          <table:table-cell table:formula="of:=149590-[.P118]" office:value-type="float" office:value="73937" calcext:value-type="float">
            <text:p>73937</text:p>
          </table:table-cell>
          <table:table-cell table:formula="of:=474985-[.Q114]-[.Q116]-[.Q117]-[.Q118]" office:value-type="float" office:value="96401" calcext:value-type="float">
            <text:p>96401</text:p>
          </table:table-cell>
          <table:table-cell table:formula="of:=476795-[.R114]-[.R115]-[.R117]-[.R118]" office:value-type="float" office:value="100983" calcext:value-type="float">
            <text:p>100983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2642" calcext:value-type="float">
            <text:p>2642</text:p>
          </table:table-cell>
          <table:table-cell office:value-type="float" office:value="1624" calcext:value-type="float">
            <text:p>1624</text:p>
          </table:table-cell>
          <table:table-cell office:value-type="percentage" office:value="0.6147" calcext:value-type="percentage">
            <text:p>61.47%</text:p>
          </table:table-cell>
          <table:table-cell office:value-type="float" office:value="249" calcext:value-type="float">
            <text:p>249</text:p>
          </table:table-cell>
          <table:table-cell table:style-name="Default" office:value-type="float" office:value="9.43" calcext:value-type="float">
            <text:p>9.43</text:p>
          </table:table-cell>
          <table:table-cell office:value-type="float" office:value="768" calcext:value-type="float">
            <text:p>768</text:p>
          </table:table-cell>
          <table:table-cell table:style-name="Default" office:value-type="float" office:value="29.1" calcext:value-type="float">
            <text:p>29.1</text:p>
          </table:table-cell>
          <table:table-cell office:value-type="string" calcext:value-type="string">
            <text:p>32.13/67.87</text:p>
          </table:table-cell>
          <table:table-cell office:value-type="float" office:value="13957483" calcext:value-type="float">
            <text:p>13957483</text:p>
          </table:table-cell>
          <table:table-cell table:formula="of:=SUM([.O120:.U120])" office:value-type="float" office:value="939627" calcext:value-type="float">
            <text:p>939627</text:p>
          </table:table-cell>
          <table:table-cell office:value-type="float" office:value="0" calcext:value-type="float">
            <text:p>0</text:p>
          </table:table-cell>
          <table:table-cell office:value-type="float" office:value="94030" calcext:value-type="float">
            <text:p>94030</text:p>
          </table:table-cell>
          <table:table-cell table:formula="of:=580978-[.Q121]-[.Q122]-[.Q123]-[.Q124]-[.Q125]" office:value-type="float" office:value="114458" calcext:value-type="float">
            <text:p>114458</text:p>
          </table:table-cell>
          <table:table-cell table:formula="of:=186664-[.R124]"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2629" calcext:value-type="float">
            <text:p>2629</text:p>
          </table:table-cell>
          <table:table-cell office:value-type="float" office:value="2378" calcext:value-type="float">
            <text:p>2378</text:p>
          </table:table-cell>
          <table:table-cell office:value-type="percentage" office:value="0.9047" calcext:value-type="percentage">
            <text:p>90.47%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9.53" calcext:value-type="float">
            <text:p>9.53</text:p>
          </table:table-cell>
          <table:table-cell office:value-type="string" calcext:value-type="string">
            <text:p>9.53/90.47</text:p>
          </table:table-cell>
          <table:table-cell office:value-type="float" office:value="5126811" calcext:value-type="float">
            <text:p>5126811</text:p>
          </table:table-cell>
          <table:table-cell table:formula="of:=SUM([.O121:.U121])" office:value-type="float" office:value="653734" calcext:value-type="float">
            <text:p>653734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table:formula="of:=374042-[.Q122]-[.Q124]-[.Q125]" office:value-type="float" office:value="91652" calcext:value-type="float">
            <text:p>91652</text:p>
          </table:table-cell>
          <table:table-cell table:formula="of:=281859-[.R120]-[.R124]" office:value-type="float" office:value="95195" calcext:value-type="float">
            <text:p>95195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2627" calcext:value-type="float">
            <text:p>2627</text:p>
          </table:table-cell>
          <table:table-cell office:value-type="float" office:value="2216" calcext:value-type="float">
            <text:p>2216</text:p>
          </table:table-cell>
          <table:table-cell office:value-type="percentage" office:value="0.8436" calcext:value-type="percentage">
            <text:p>84.36%</text:p>
          </table:table-cell>
          <table:table-cell office:value-type="float" office:value="157" calcext:value-type="float">
            <text:p>157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9.65" calcext:value-type="float">
            <text:p>9.65</text:p>
          </table:table-cell>
          <table:table-cell office:value-type="string" calcext:value-type="string">
            <text:p>10.26/89.74</text:p>
          </table:table-cell>
          <table:table-cell office:value-type="float" office:value="5126811" calcext:value-type="float">
            <text:p>5126811</text:p>
          </table:table-cell>
          <table:table-cell table:formula="of:=SUM([.O122:.U122])" office:value-type="float" office:value="676868" calcext:value-type="float">
            <text:p>676868</text:p>
          </table:table-cell>
          <table:table-cell office:value-type="float" office:value="50885" calcext:value-type="float">
            <text:p>50885</text:p>
          </table:table-cell>
          <table:table-cell table:formula="of:=150724-[.P121]" office:value-type="float" office:value="76601" calcext:value-type="float">
            <text:p>76601</text:p>
          </table:table-cell>
          <table:table-cell table:formula="of:=189086-[.Q124]" office:value-type="float" office:value="94130" calcext:value-type="float">
            <text:p>94130</text:p>
          </table:table-cell>
          <table:table-cell table:formula="of:=476379-[.R120]-[.R121]-[.R124]-[.R125]" office:value-type="float" office:value="97673" calcext:value-type="float">
            <text:p>97673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2626" calcext:value-type="float">
            <text:p>2626</text:p>
          </table:table-cell>
          <table:table-cell office:value-type="float" office:value="2091" calcext:value-type="float">
            <text:p>2091</text:p>
          </table:table-cell>
          <table:table-cell office:value-type="percentage" office:value="0.7966" calcext:value-type="percentage">
            <text:p>79.66%</text:p>
          </table:table-cell>
          <table:table-cell office:value-type="float" office:value="279" calcext:value-type="float">
            <text:p>279</text:p>
          </table:table-cell>
          <table:table-cell office:value-type="percentage" office:value="0.1064" calcext:value-type="percentage">
            <text:p>10.64%</text:p>
          </table:table-cell>
          <table:table-cell office:value-type="float" office:value="254" calcext:value-type="float">
            <text:p>254</text:p>
          </table:table-cell>
          <table:table-cell table:style-name="Default" office:value-type="float" office:value="9.69" calcext:value-type="float">
            <text:p>9.69</text:p>
          </table:table-cell>
          <table:table-cell office:value-type="string" calcext:value-type="string">
            <text:p>10.85/89.15</text:p>
          </table:table-cell>
          <table:table-cell office:value-type="float" office:value="5126811" calcext:value-type="float">
            <text:p>5126811</text:p>
          </table:table-cell>
          <table:table-cell table:formula="of:=SUM([.O123:.U123])" office:value-type="float" office:value="678340" calcext:value-type="float">
            <text:p>678340</text:p>
          </table:table-cell>
          <table:table-cell office:value-type="float" office:value="51717" calcext:value-type="float">
            <text:p>51717</text:p>
          </table:table-cell>
          <table:table-cell table:formula="of:=227447-[.P121]-[.P122]" office:value-type="float" office:value="76723" calcext:value-type="float">
            <text:p>76723</text:p>
          </table:table-cell>
          <table:table-cell table:formula="of:=466520-[.Q121]-[.Q122]-[.Q124]-[.Q125]" office:value-type="float" office:value="92478" calcext:value-type="float">
            <text:p>92478</text:p>
          </table:table-cell>
          <table:table-cell table:formula="of:=586134-[.R120]-[.R121]-[.R122]-[.R124]-[.R125]" office:value-type="float" office:value="109755" calcext:value-type="float">
            <text:p>10975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2625" calcext:value-type="float">
            <text:p>2625</text:p>
          </table:table-cell>
          <table:table-cell office:value-type="float" office:value="1944" calcext:value-type="float">
            <text:p>1944</text:p>
          </table:table-cell>
          <table:table-cell office:value-type="percentage" office:value="0.7407" calcext:value-type="percentage">
            <text:p>74.07%</text:p>
          </table:table-cell>
          <table:table-cell office:value-type="float" office:value="428" calcext:value-type="float">
            <text:p>428</text:p>
          </table:table-cell>
          <table:table-cell office:value-type="percentage" office:value="0.1632" calcext:value-type="percentage">
            <text:p>16.32%</text:p>
          </table:table-cell>
          <table:table-cell office:value-type="float" office:value="252" calcext:value-type="float">
            <text:p>252</text:p>
          </table:table-cell>
          <table:table-cell office:value-type="percentage" office:value="0.0961" calcext:value-type="percentage">
            <text:p>9.61%</text:p>
          </table:table-cell>
          <table:table-cell office:value-type="string" calcext:value-type="string">
            <text:p>11.49/88.51</text:p>
          </table:table-cell>
          <table:table-cell office:value-type="float" office:value="5126811" calcext:value-type="float">
            <text:p>5126811</text:p>
          </table:table-cell>
          <table:table-cell table:formula="of:=SUM([.O124:.U124])" office:value-type="float" office:value="717093" calcext:value-type="float">
            <text:p>717093</text:p>
          </table:table-cell>
          <table:table-cell office:value-type="float" office:value="52549" calcext:value-type="float">
            <text:p>52549</text:p>
          </table:table-cell>
          <table:table-cell office:value-type="float" office:value="90874" calcext:value-type="float">
            <text:p>90874</text:p>
          </table:table-cell>
          <table:table-cell office:value-type="float" office:value="94956" calcext:value-type="float">
            <text:p>94956</text:p>
          </table:table-cell>
          <table:table-cell office:value-type="float" office:value="94363" calcext:value-type="float">
            <text:p>9436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float" office:value="2624" calcext:value-type="float">
            <text:p>2624</text:p>
          </table:table-cell>
          <table:table-cell office:value-type="float" office:value="1973" calcext:value-type="float">
            <text:p>1973</text:p>
          </table:table-cell>
          <table:table-cell office:value-type="percentage" office:value="0.7522" calcext:value-type="percentage">
            <text:p>75.22%</text:p>
          </table:table-cell>
          <table:table-cell office:value-type="float" office:value="398" calcext:value-type="float">
            <text:p>398</text:p>
          </table:table-cell>
          <table:table-cell office:value-type="percentage" office:value="0.1517" calcext:value-type="percentage">
            <text:p>15.17%</text:p>
          </table:table-cell>
          <table:table-cell office:value-type="float" office:value="252" calcext:value-type="float">
            <text:p>252</text:p>
          </table:table-cell>
          <table:table-cell office:value-type="percentage" office:value="0.0961" calcext:value-type="percentage">
            <text:p>9.61%</text:p>
          </table:table-cell>
          <table:table-cell office:value-type="string" calcext:value-type="string">
            <text:p>11.33/88.67</text:p>
          </table:table-cell>
          <table:table-cell office:value-type="float" office:value="5126811" calcext:value-type="float">
            <text:p>5126811</text:p>
          </table:table-cell>
          <table:table-cell table:formula="of:=SUM([.O125:.U125])" office:value-type="float" office:value="677252" calcext:value-type="float">
            <text:p>677252</text:p>
          </table:table-cell>
          <table:table-cell office:value-type="float" office:value="53381" calcext:value-type="float">
            <text:p>53381</text:p>
          </table:table-cell>
          <table:table-cell office:value-type="float" office:value="81097" calcext:value-type="float">
            <text:p>81097</text:p>
          </table:table-cell>
          <table:table-cell table:formula="of:=282390-[.Q124]-[.Q122]" office:value-type="float" office:value="93304" calcext:value-type="float">
            <text:p>93304</text:p>
          </table:table-cell>
          <table:table-cell table:formula="of:=378706-[.R124]-[.R121]-[.R120]" office:value-type="float" office:value="96847" calcext:value-type="float">
            <text:p>96847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13957483" calcext:value-type="float">
            <text:p>13957483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126811" calcext:value-type="float">
            <text:p>5126811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126811" calcext:value-type="float">
            <text:p>5126811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126811" calcext:value-type="float">
            <text:p>5126811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126811" calcext:value-type="float">
            <text:p>5126811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table:number-columns-repeated="8"/>
          <table:table-cell office:value-type="float" office:value="5126811" calcext:value-type="float">
            <text:p>5126811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13957483" calcext:value-type="float">
            <text:p>13957483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126811" calcext:value-type="float">
            <text:p>5126811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126811" calcext:value-type="float">
            <text:p>5126811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126811" calcext:value-type="float">
            <text:p>5126811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126811" calcext:value-type="float">
            <text:p>5126811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table:number-columns-repeated="8"/>
          <table:table-cell office:value-type="float" office:value="5126811" calcext:value-type="float">
            <text:p>5126811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13957483" calcext:value-type="float">
            <text:p>13957483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126811" calcext:value-type="float">
            <text:p>5126811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126811" calcext:value-type="float">
            <text:p>5126811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126811" calcext:value-type="float">
            <text:p>5126811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126811" calcext:value-type="float">
            <text:p>5126811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table:number-columns-repeated="8"/>
          <table:table-cell office:value-type="float" office:value="5126811" calcext:value-type="float">
            <text:p>5126811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08:20:03.738593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29:09.952077956</meta:creation-date>
    <dc:date>2018-02-27T15:29:55.432508686</dc:date>
    <meta:editing-duration>PT5H36M48S</meta:editing-duration>
    <meta:editing-cycles>59</meta:editing-cycles>
    <meta:generator>LibreOffice/5.1.6.2$Linux_X86_64 LibreOffice_project/10m0$Build-2</meta:generator>
    <meta:document-statistic meta:table-count="1" meta:cell-count="2095" meta:object-count="0"/>
  </office:meta>
</office:document-meta>
</file>